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paragraph-rsid="0fe4995a" style:font-weight-asian="normal" style:font-weight-complex="normal"/>
    </style:style>
    <style:style style:name="P4" style:family="paragraph" style:parent-style-name="Standard">
      <style:text-properties style:font-name="DejaVu Sans" officeooo:rsid="0b30f79e" officeooo:paragraph-rsid="0b30f79e"/>
    </style:style>
    <style:style style:name="P5" style:family="paragraph" style:parent-style-name="Standard">
      <style:text-properties style:font-name="DejaVu Sans" fo:font-weight="bold" officeooo:rsid="0b63a8f9" officeooo:paragraph-rsid="0e0ff5f8" style:font-weight-asian="bold" style:font-weight-complex="bold"/>
    </style:style>
    <style:style style:name="P6" style:family="paragraph" style:parent-style-name="Standard">
      <style:text-properties style:font-name="DejaVu Sans" fo:font-weight="bold" officeooo:rsid="0b63a8f9" officeooo:paragraph-rsid="0fce0bf6" style:font-weight-asian="bold" style:font-weight-complex="bold"/>
    </style:style>
    <style:style style:name="P7" style:family="paragraph" style:parent-style-name="Standard">
      <style:text-properties style:font-name="DejaVu Sans" fo:font-weight="bold" officeooo:rsid="0960aa55" officeooo:paragraph-rsid="0ec624ab" style:font-weight-asian="bold" style:font-weight-complex="bold"/>
    </style:style>
    <style:style style:name="P8" style:family="paragraph" style:parent-style-name="Standard">
      <style:text-properties style:font-name="DejaVu Sans" fo:font-weight="bold" officeooo:rsid="077a6193" officeooo:paragraph-rsid="096386b6" style:font-weight-asian="bold" style:font-weight-complex="bold"/>
    </style:style>
    <style:style style:name="P9" style:family="paragraph" style:parent-style-name="Standard">
      <style:text-properties style:font-name="DejaVu Sans" fo:font-weight="bold" officeooo:rsid="0732101a" officeooo:paragraph-rsid="09640913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732101a" officeooo:paragraph-rsid="096dbf0b" style:font-weight-asian="bold" style:font-weight-complex="bold"/>
    </style:style>
    <style:style style:name="P11" style:family="paragraph" style:parent-style-name="Standard">
      <style:text-properties style:font-name="DejaVu Sans" fo:font-weight="bold" officeooo:rsid="09670ddb" officeooo:paragraph-rsid="0ec67fe1" style:font-weight-asian="bold" style:font-weight-complex="bold"/>
    </style:style>
    <style:style style:name="P12" style:family="paragraph" style:parent-style-name="Standard">
      <style:text-properties style:font-name="DejaVu Sans" fo:font-weight="bold" officeooo:rsid="09670ddb" officeooo:paragraph-rsid="0f3e1ce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bold" officeooo:paragraph-rsid="0a8a7ec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bold" officeooo:paragraph-rsid="0b37221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" fo:font-weight="bold" officeooo:paragraph-rsid="0b33d1a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ans" fo:font-weight="bold" officeooo:paragraph-rsid="0e0eef2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" fo:font-weight="bold" officeooo:rsid="0d2d18c7" officeooo:paragraph-rsid="0e12d974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97a15a6" officeooo:paragraph-rsid="0ed90e78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b8ddee7" officeooo:paragraph-rsid="0ec90f55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e422cc9" officeooo:paragraph-rsid="0e58bfdd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e4a1636" officeooo:paragraph-rsid="0e9185dc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a525c8e" officeooo:paragraph-rsid="0ecb2f5f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a54af44" officeooo:paragraph-rsid="0ed163fd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b544eed" officeooo:paragraph-rsid="0d654347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b544eed" officeooo:paragraph-rsid="0f6ff6b7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b544eed" officeooo:paragraph-rsid="0c4d7f38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b5c18f3" officeooo:paragraph-rsid="0b5c18f3" style:font-weight-asian="bold" style:font-weight-complex="bold"/>
    </style:style>
    <style:style style:name="P28" style:family="paragraph" style:parent-style-name="Standard">
      <style:text-properties style:font-name="DejaVu Sans" fo:font-weight="normal" officeooo:rsid="0b63a8f9" officeooo:paragraph-rsid="0fce0bf6" style:font-weight-asian="normal" style:font-weight-complex="normal"/>
    </style:style>
    <style:style style:name="P29" style:family="paragraph" style:parent-style-name="Standard">
      <style:text-properties style:font-name="DejaVu Sans" fo:font-weight="normal" officeooo:rsid="0b63a8f9" officeooo:paragraph-rsid="0fdee09b" style:font-weight-asian="normal" style:font-weight-complex="normal"/>
    </style:style>
    <style:style style:name="P30" style:family="paragraph" style:parent-style-name="Standard">
      <style:text-properties style:font-name="DejaVu Sans" fo:font-weight="normal" officeooo:rsid="0b63a8f9" officeooo:paragraph-rsid="0fe1d1a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font-weight="normal" officeooo:rsid="0813cbe3" officeooo:paragraph-rsid="0c3766b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f248f3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a8a7eca" style:font-weight-asian="normal" style:font-weight-complex="normal"/>
    </style:style>
    <style:style style:name="P34" style:family="paragraph" style:parent-style-name="Standard">
      <style:text-properties style:font-name="DejaVu Sans" fo:font-weight="normal" officeooo:rsid="0a54af44" officeooo:paragraph-rsid="0a525c8e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text-properties style:font-name="DejaVu Sans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DejaVu Sans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DejaVu Sans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text-properties style:font-name="DejaVu Sans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font-size="9pt" fo:font-weight="bold" officeooo:rsid="0716bceb" officeooo:paragraph-rsid="0b3ed9b1" style:font-size-asian="9pt" style:font-weight-asian="bold" style:font-size-complex="9pt" style:font-weight-complex="bold"/>
    </style:style>
    <style:style style:name="P42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a324a79" officeooo:paragraph-rsid="0ba2cc3c" style:font-size-asian="9pt" style:font-weight-asian="bold" style:font-size-complex="9pt" style:font-weight-complex="bold"/>
    </style:style>
    <style:style style:name="P43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ba2cc3c" style:font-size-asian="9pt" style:font-weight-asian="bold" style:font-size-complex="9pt" style:font-weight-complex="bold"/>
    </style:style>
    <style:style style:name="P44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faf8b4a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a2cc3c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b3de326" officeooo:paragraph-rsid="0ba2cc3c" style:font-size-asian="9pt" style:font-weight-asian="bold" style:font-size-complex="9pt" style:font-weight-complex="bold"/>
    </style:style>
    <style:style style:name="P47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801761c" officeooo:paragraph-rsid="0ba2cc3c" style:font-size-asian="9pt" style:font-weight-asian="bold" style:font-size-complex="9pt" style:font-weight-complex="bold"/>
    </style:style>
    <style:style style:name="P48" style:family="paragraph" style:parent-style-name="Standard">
      <style:text-properties style:font-name="DejaVu Sans"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ans" officeooo:paragraph-rsid="0a8a7eca"/>
    </style:style>
    <style:style style:name="P50" style:family="paragraph" style:parent-style-name="Standard">
      <style:text-properties style:font-name="DejaVu Sans" officeooo:paragraph-rsid="0ba2cc3c"/>
    </style:style>
    <style:style style:name="P51" style:family="paragraph" style:parent-style-name="Standard">
      <style:text-properties style:font-name="DejaVu Sans" officeooo:paragraph-rsid="0f4a8c12"/>
    </style:style>
    <style:style style:name="P52" style:family="paragraph" style:parent-style-name="Standard">
      <style:text-properties style:font-name="DejaVu Sans" style:text-underline-style="none" fo:font-weight="bold" officeooo:rsid="0e4a1636" officeooo:paragraph-rsid="0eca771b" style:font-weight-asian="bold" style:font-weight-complex="bold"/>
    </style:style>
    <style:style style:name="P53" style:family="paragraph" style:parent-style-name="Standard">
      <style:text-properties style:font-name="DejaVu Sans" style:text-underline-style="none" fo:font-weight="normal" officeooo:rsid="0b56ffad" officeooo:paragraph-rsid="0b544eed" style:font-weight-asian="normal" style:font-weight-complex="normal"/>
    </style:style>
    <style:style style:name="P54" style:family="paragraph" style:parent-style-name="Standard">
      <style:text-properties style:font-name="DejaVu Sans" style:text-underline-style="none" fo:font-weight="normal" officeooo:rsid="0b5c18f3" officeooo:paragraph-rsid="0b5c18f3" style:font-weight-asian="normal" style:font-weight-complex="normal"/>
    </style:style>
    <style:style style:name="P55" style:family="paragraph" style:parent-style-name="Standard">
      <style:text-properties style:font-name="DejaVu Sans" fo:font-style="italic" fo:font-weight="bold" officeooo:rsid="0f6c7e8a" officeooo:paragraph-rsid="0f6c7e8a" style:font-style-asian="italic" style:font-weight-asian="bold" style:font-style-complex="italic" style:font-weight-complex="bold"/>
    </style:style>
    <style:style style:name="P56" style:family="paragraph" style:parent-style-name="Standard">
      <style:text-properties officeooo:paragraph-rsid="0fb7b486"/>
    </style:style>
    <style:style style:name="P57" style:family="paragraph" style:parent-style-name="Standard">
      <style:text-properties officeooo:paragraph-rsid="0fd8c855"/>
    </style:style>
    <style:style style:name="P5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7a15a6" officeooo:paragraph-rsid="0efe2a73" style:font-weight-asian="bold" style:font-weight-complex="bold"/>
    </style:style>
    <style:style style:name="P59" style:family="paragraph" style:parent-style-name="Standard">
      <style:paragraph-properties fo:break-before="column"/>
      <style:text-properties style:font-name="DejaVu Sans" fo:font-weight="bold" officeooo:rsid="097a15a6" officeooo:paragraph-rsid="0ed87ead" style:font-weight-asian="bold" style:font-weight-complex="bold"/>
    </style:style>
    <style:style style:name="P60" style:family="paragraph" style:parent-style-name="Standard">
      <style:paragraph-properties fo:break-before="column"/>
      <style:text-properties style:font-name="DejaVu Sans" fo:font-weight="bold" officeooo:rsid="0b544eed" officeooo:paragraph-rsid="0f9bdaa9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a76cfd8" officeooo:paragraph-rsid="0be6b1dc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b208f1e" officeooo:paragraph-rsid="0ca7c42a" style:font-size-asian="9pt" style:font-weight-asian="bold" style:font-size-complex="9pt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9606d16" officeooo:paragraph-rsid="0ba2cc3c" style:font-size-asian="9pt" style:font-weight-asian="bold" style:font-size-complex="9pt" style:font-weight-complex="bold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46e18f" officeooo:paragraph-rsid="0faf8b4a" style:font-size-asian="9pt" style:font-weight-asian="bold" style:font-size-complex="9pt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b2780c2" officeooo:paragraph-rsid="0ba2cc3c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d632c" style:font-weight-asian="bold" style:font-weight-complex="bold"/>
    </style:style>
    <style:style style:name="P67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style:font-name="DejaVu Sans" fo:font-weight="bold" officeooo:rsid="0b8ddee7" officeooo:paragraph-rsid="0ec90f55" style:font-weight-asian="bold" style:font-weight-complex="bold"/>
    </style:style>
    <style:style style:name="P68" style:family="paragraph" style:parent-style-name="Standard">
      <style:text-properties style:font-name="DejaVu Sans" fo:font-weight="normal" officeooo:rsid="0fe81553" officeooo:paragraph-rsid="0fe67ed0" style:font-weight-asian="normal" style:font-weight-complex="normal"/>
    </style:style>
    <style:style style:name="P69" style:family="paragraph" style:parent-style-name="Standard">
      <style:text-properties style:font-name="DejaVu Sans" fo:font-weight="normal" officeooo:rsid="0a6221d7" officeooo:paragraph-rsid="0ed163fd" style:font-weight-asian="normal" style:font-weight-complex="normal"/>
    </style:style>
    <style:style style:name="P70" style:family="paragraph" style:parent-style-name="Standard">
      <style:text-properties style:font-name="DejaVu Sans" fo:font-weight="normal" officeooo:rsid="0b63a8f9" officeooo:paragraph-rsid="0fce0bf6" style:font-weight-asian="normal" style:font-weight-complex="normal"/>
    </style:style>
    <style:style style:name="P71" style:family="paragraph" style:parent-style-name="Standard">
      <style:text-properties style:font-name="DejaVu Sans" fo:font-weight="normal" officeooo:rsid="0b63a8f9" officeooo:paragraph-rsid="0fe67ed0" style:font-weight-asian="normal" style:font-weight-complex="normal"/>
    </style:style>
    <style:style style:name="P72" style:family="paragraph" style:parent-style-name="Standard">
      <style:text-properties style:font-name="DejaVu Sans" fo:font-size="9pt" fo:font-style="normal" fo:font-weight="normal" officeooo:rsid="09640913" officeooo:paragraph-rsid="096dbf0b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>
      <style:text-properties style:font-name="DejaVu Sans" fo:font-size="9pt" fo:font-style="normal" fo:font-weight="normal" officeooo:rsid="09670ddb" officeooo:paragraph-rsid="0ec67fe1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b3d8491" officeooo:paragraph-rsid="0b3ed9b1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c2fcfc3" officeooo:paragraph-rsid="0a8a7eca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d25ccf7" officeooo:paragraph-rsid="0b372212" style:font-size-asian="9pt" style:font-style-asian="normal" style:font-weight-asian="normal" style:font-size-complex="9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b33d1a9" officeooo:paragraph-rsid="0b33d1a9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f091323" officeooo:paragraph-rsid="0e0eef29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d4ca2bc" officeooo:paragraph-rsid="0e12d974" style:font-size-asian="9pt" style:font-style-asian="normal" style:font-weight-asian="normal" style:font-size-complex="9pt" style:font-style-complex="normal" style:font-weight-complex="normal"/>
    </style:style>
    <style:style style:name="P80" style:family="paragraph" style:parent-style-name="Standard">
      <style:text-properties style:font-name="DejaVu Sans" fo:font-size="9pt" fo:font-style="normal" fo:font-weight="normal" officeooo:rsid="0f040072" officeooo:paragraph-rsid="0f4a8c12" style:font-size-asian="9pt" style:font-style-asian="normal" style:font-weight-asian="normal" style:font-size-complex="9pt" style:font-style-complex="normal" style:font-weight-complex="normal"/>
    </style:style>
    <style:style style:name="P81" style:family="paragraph" style:parent-style-name="Standard">
      <style:text-properties style:font-name="DejaVu Sans" fo:font-size="9pt" fo:font-style="normal" fo:font-weight="normal" officeooo:rsid="0a6780a4" officeooo:paragraph-rsid="0ed90e78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Standard">
      <style:text-properties style:font-name="DejaVu Sans" fo:font-size="9pt" fo:font-style="normal" fo:font-weight="normal" officeooo:rsid="0e321491" officeooo:paragraph-rsid="0ec90f55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Standard">
      <style:text-properties style:font-name="DejaVu Sans" fo:font-size="9pt" fo:font-style="normal" style:text-underline-style="none" fo:font-weight="normal" officeooo:rsid="0e4e923d" officeooo:paragraph-rsid="0e9185dc" style:font-size-asian="9pt" style:font-style-asian="normal" style:font-weight-asian="normal" style:font-size-complex="9pt" style:font-style-complex="normal" style:font-weight-complex="normal"/>
    </style:style>
    <style:style style:name="P84" style:family="paragraph" style:parent-style-name="Standard">
      <style:text-properties style:font-name="DejaVu Sans" fo:font-size="9pt" fo:font-style="normal" style:text-underline-style="none" fo:font-weight="normal" officeooo:rsid="0dbf42c5" officeooo:paragraph-rsid="0ecccc2e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DejaVu Sans" fo:font-size="9pt" fo:font-weight="normal" officeooo:rsid="0bc7b627" officeooo:paragraph-rsid="0c3766b4" style:font-size-asian="9pt" style:font-weight-asian="normal" style:font-size-complex="9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DejaVu Sans" fo:font-size="9pt" fo:font-weight="normal" officeooo:rsid="0f29bbc1" officeooo:paragraph-rsid="0f248f3d" style:font-size-asian="9pt" style:font-weight-asian="normal" style:font-size-complex="9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DejaVu Sans" fo:font-size="9pt" fo:font-weight="normal" officeooo:rsid="0c204544" officeooo:paragraph-rsid="0a8a7eca" style:font-size-asian="9pt" style:font-weight-asian="normal" style:font-size-complex="9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DejaVu Sans" fo:font-size="9pt" fo:font-weight="normal" officeooo:rsid="0dd22b58" officeooo:paragraph-rsid="0a8a7eca" style:font-size-asian="9pt" style:font-weight-asian="normal" style:font-size-complex="9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DejaVu Sans" fo:font-size="9pt" fo:font-weight="normal" officeooo:rsid="071b3c17" officeooo:paragraph-rsid="0a8a7eca" style:font-size-asian="9pt" style:font-weight-asian="normal" style:font-size-complex="9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DejaVu Sans" fo:font-size="9pt" fo:font-weight="normal" officeooo:rsid="0bc3f8a6" officeooo:paragraph-rsid="0a8a7eca" style:font-size-asian="9pt" style:font-weight-asian="normal" style:font-size-complex="9pt" style:font-weight-complex="normal"/>
    </style:style>
    <style:style style:name="P91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9204535" officeooo:paragraph-rsid="0faf8b4a" style:font-size-asian="9pt" style:font-weight-asian="normal" style:font-size-complex="9pt" style:font-weight-complex="normal"/>
    </style:style>
    <style:style style:name="P92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bf47653" officeooo:paragraph-rsid="0ba2cc3c" style:font-size-asian="9pt" style:font-weight-asian="normal" style:font-size-complex="9pt" style:font-weight-complex="normal"/>
    </style:style>
    <style:style style:name="P93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b3de326" officeooo:paragraph-rsid="0ba2cc3c" style:font-size-asian="9pt" style:font-weight-asian="normal" style:font-size-complex="9pt" style:font-weight-complex="normal"/>
    </style:style>
    <style:style style:name="P94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95d4b15" officeooo:paragraph-rsid="0ba2cc3c" style:font-size-asian="9pt" style:font-weight-asian="normal" style:font-size-complex="9pt" style:font-weight-complex="normal"/>
    </style:style>
    <style:style style:name="P95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cf102c6" officeooo:paragraph-rsid="0ba2cc3c" style:font-size-asian="9pt" style:font-weight-asian="normal" style:font-size-complex="9pt" style:font-weight-complex="normal"/>
    </style:style>
    <style:style style:name="P96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cd22fc4" officeooo:paragraph-rsid="0ba2cc3c" style:font-size-asian="9pt" style:font-weight-asian="normal" style:font-size-complex="9pt" style:font-weight-complex="normal"/>
    </style:style>
    <style:style style:name="P97" style:family="paragraph" style:parent-style-name="Standard">
      <style:text-properties style:font-name="DejaVu Sans" fo:font-style="normal" style:text-underline-style="none" fo:font-weight="normal" officeooo:rsid="0f6c7e8a" officeooo:paragraph-rsid="0f6c7e8a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font-name="DejaVu Sans" fo:font-style="normal" style:text-underline-style="none" fo:font-weight="normal" officeooo:rsid="0f72ca9d" officeooo:paragraph-rsid="0f96564e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font-name="DejaVu Sans" fo:font-style="italic" fo:font-weight="bold" officeooo:rsid="0b8ddee7" officeooo:paragraph-rsid="0f9bdaa9" style:font-style-asian="italic" style:font-weight-asian="bold" style:font-style-complex="italic" style:font-weight-complex="bold"/>
    </style:style>
    <style:style style:name="P100" style:family="paragraph" style:parent-style-name="Standard"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1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cb03f6e" officeooo:paragraph-rsid="0be6b1dc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cdd3bf2" officeooo:paragraph-rsid="0ca7c42a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style:font-name="DejaVu Sans" fo:font-size="9pt" fo:font-style="normal" style:text-underline-style="none" fo:font-weight="normal" officeooo:rsid="0e712893" officeooo:paragraph-rsid="0e712893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normal" officeooo:rsid="09606d16" officeooo:paragraph-rsid="0ba2cc3c" style:font-size-asian="9pt" style:font-weight-asian="normal" style:font-size-complex="9pt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style:text-underline-style="none" fo:font-weight="normal" officeooo:rsid="0dab519a" officeooo:paragraph-rsid="0dab519a" style:font-weight-asian="normal" style:font-weight-complex="normal"/>
    </style:style>
    <style:style style:name="P106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d7a6d" officeooo:paragraph-rsid="0e6d7a6d"/>
    </style:style>
    <style:style style:name="P107" style:family="paragraph" style:parent-style-name="Standard" style:list-style-name="L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7180d9" officeooo:paragraph-rsid="0b7180d9" style:font-weight-asian="bold" style:font-weight-complex="bold"/>
    </style:style>
    <style:style style:name="P108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7bc0f" style:font-style-asian="italic" style:font-weight-asian="bold" style:font-style-complex="italic" style:font-weight-complex="bold"/>
    </style:style>
    <style:style style:name="P10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f138" officeooo:paragraph-rsid="0e6cf138"/>
    </style:style>
    <style:style style:name="P11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paragraph-rsid="0e5943da"/>
    </style:style>
    <style:style style:name="P111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30016" officeooo:paragraph-rsid="0e630016"/>
    </style:style>
    <style:style style:name="P112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305d" officeooo:paragraph-rsid="0e6c305d"/>
    </style:style>
    <style:style style:name="P113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114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officeooo:paragraph-rsid="0e5943da"/>
    </style:style>
    <style:style style:name="P115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78787" officeooo:paragraph-rsid="0b578787" style:font-weight-asian="bold" style:font-weight-complex="bold"/>
    </style:style>
    <style:style style:name="P117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ae17c" officeooo:paragraph-rsid="0b5ae17c" style:font-weight-asian="bold" style:font-weight-complex="bold"/>
    </style:style>
    <style:style style:name="P118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6df3eb" officeooo:paragraph-rsid="0b6df3eb" style:font-weight-asian="bold" style:font-weight-complex="bold"/>
    </style:style>
    <style:style style:name="P119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120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121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e2a73" style:font-weight-asian="bold" style:font-weight-complex="bold"/>
    </style:style>
    <style:style style:name="P122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123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124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DejaVu Sans" fo:font-size="9pt" fo:font-style="italic" fo:font-weight="bold" officeooo:rsid="06f66ded" officeooo:paragraph-rsid="0f7494b8" style:font-size-asian="9pt" style:font-style-asian="italic" style:font-weight-asian="bold" style:font-size-complex="9pt" style:font-style-complex="italic" style:font-weight-complex="bold"/>
    </style:style>
    <style:style style:name="P125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/>
      <style:text-properties style:font-name="DejaVu Sans" officeooo:paragraph-rsid="0f7494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c0aa9b9" style:font-weight-asian="normal" style:font-weight-complex="normal"/>
    </style:style>
    <style:style style:name="T40" style:family="text">
      <style:text-properties fo:font-weight="normal" officeooo:rsid="0c0f1ff7" style:font-weight-asian="normal" style:font-weight-complex="normal"/>
    </style:style>
    <style:style style:name="T41" style:family="text">
      <style:text-properties fo:font-weight="normal" officeooo:rsid="0c10aea3" style:font-weight-asian="normal" style:font-weight-complex="normal"/>
    </style:style>
    <style:style style:name="T42" style:family="text">
      <style:text-properties fo:font-weight="normal" officeooo:rsid="0c155987" style:font-weight-asian="normal" style:font-weight-complex="normal"/>
    </style:style>
    <style:style style:name="T43" style:family="text">
      <style:text-properties fo:font-weight="normal" officeooo:rsid="0c162ac1" style:font-weight-asian="normal" style:font-weight-complex="normal"/>
    </style:style>
    <style:style style:name="T44" style:family="text">
      <style:text-properties fo:font-weight="normal" officeooo:rsid="0c830c11" style:font-weight-asian="normal" style:font-weight-complex="normal"/>
    </style:style>
    <style:style style:name="T45" style:family="text">
      <style:text-properties fo:font-weight="normal" officeooo:rsid="0c851f77" style:font-weight-asian="normal" style:font-weight-complex="normal"/>
    </style:style>
    <style:style style:name="T46" style:family="text">
      <style:text-properties fo:font-weight="normal" officeooo:rsid="0cb3b6b7" style:font-weight-asian="normal" style:font-weight-complex="normal"/>
    </style:style>
    <style:style style:name="T47" style:family="text">
      <style:text-properties fo:font-weight="normal" officeooo:rsid="0cb55f5b" style:font-weight-asian="normal" style:font-weight-complex="normal"/>
    </style:style>
    <style:style style:name="T48" style:family="text">
      <style:text-properties fo:font-weight="normal" officeooo:rsid="0cb74317" style:font-weight-asian="normal" style:font-weight-complex="normal"/>
    </style:style>
    <style:style style:name="T49" style:family="text">
      <style:text-properties fo:font-weight="normal" officeooo:rsid="0cc1605e" style:font-weight-asian="normal" style:font-weight-complex="normal"/>
    </style:style>
    <style:style style:name="T50" style:family="text">
      <style:text-properties fo:font-weight="normal" officeooo:rsid="0cc28e97" style:font-weight-asian="normal" style:font-weight-complex="normal"/>
    </style:style>
    <style:style style:name="T51" style:family="text">
      <style:text-properties fo:font-weight="normal" officeooo:rsid="0cd22fc4" style:font-weight-asian="normal" style:font-weight-complex="normal"/>
    </style:style>
    <style:style style:name="T52" style:family="text">
      <style:text-properties fo:font-weight="normal" officeooo:rsid="0cd3b1ba" style:font-weight-asian="normal" style:font-weight-complex="normal"/>
    </style:style>
    <style:style style:name="T53" style:family="text">
      <style:text-properties fo:font-weight="normal" officeooo:rsid="0cdf2f8c" style:font-weight-asian="normal" style:font-weight-complex="normal"/>
    </style:style>
    <style:style style:name="T54" style:family="text">
      <style:text-properties fo:font-weight="normal" officeooo:rsid="0cdfc261" style:font-weight-asian="normal" style:font-weight-complex="normal"/>
    </style:style>
    <style:style style:name="T55" style:family="text">
      <style:text-properties fo:font-weight="normal" officeooo:rsid="0ce6ebfa" style:font-weight-asian="normal" style:font-weight-complex="normal"/>
    </style:style>
    <style:style style:name="T56" style:family="text">
      <style:text-properties fo:font-weight="normal" officeooo:rsid="0ce73c9e" style:font-weight-asian="normal" style:font-weight-complex="normal"/>
    </style:style>
    <style:style style:name="T57" style:family="text">
      <style:text-properties fo:font-weight="normal" officeooo:rsid="0ced4930" style:font-weight-asian="normal" style:font-weight-complex="normal"/>
    </style:style>
    <style:style style:name="T58" style:family="text">
      <style:text-properties fo:font-weight="normal" officeooo:rsid="0cf102c6" style:font-weight-asian="normal" style:font-weight-complex="normal"/>
    </style:style>
    <style:style style:name="T59" style:family="text">
      <style:text-properties fo:font-weight="normal" officeooo:rsid="0d08d266" style:font-weight-asian="normal" style:font-weight-complex="normal"/>
    </style:style>
    <style:style style:name="T60" style:family="text">
      <style:text-properties fo:font-weight="normal" officeooo:rsid="0d0e8c6e" style:font-weight-asian="normal" style:font-weight-complex="normal"/>
    </style:style>
    <style:style style:name="T61" style:family="text">
      <style:text-properties fo:font-weight="normal" officeooo:rsid="0d11d8b3" style:font-weight-asian="normal" style:font-weight-complex="normal"/>
    </style:style>
    <style:style style:name="T62" style:family="text">
      <style:text-properties fo:font-weight="normal" officeooo:rsid="0d1b1e96" style:font-weight-asian="normal" style:font-weight-complex="normal"/>
    </style:style>
    <style:style style:name="T63" style:family="text">
      <style:text-properties fo:font-weight="normal" officeooo:rsid="0d1cade1" style:font-weight-asian="normal" style:font-weight-complex="normal"/>
    </style:style>
    <style:style style:name="T64" style:family="text">
      <style:text-properties fo:font-weight="normal" officeooo:rsid="0d873988" style:font-weight-asian="normal" style:font-weight-complex="normal"/>
    </style:style>
    <style:style style:name="T65" style:family="text">
      <style:text-properties fo:font-weight="normal" officeooo:rsid="0d90d59a" style:font-weight-asian="normal" style:font-weight-complex="normal"/>
    </style:style>
    <style:style style:name="T66" style:family="text">
      <style:text-properties fo:font-weight="normal" officeooo:rsid="0dd83591" style:font-weight-asian="normal" style:font-weight-complex="normal"/>
    </style:style>
    <style:style style:name="T67" style:family="text">
      <style:text-properties fo:font-weight="normal" officeooo:rsid="0dea474b" style:font-weight-asian="normal" style:font-weight-complex="normal"/>
    </style:style>
    <style:style style:name="T68" style:family="text">
      <style:text-properties fo:font-weight="normal" officeooo:rsid="0df329fa" style:font-weight-asian="normal" style:font-weight-complex="normal"/>
    </style:style>
    <style:style style:name="T69" style:family="text">
      <style:text-properties fo:font-weight="normal" officeooo:rsid="0df3589e" style:font-weight-asian="normal" style:font-weight-complex="normal"/>
    </style:style>
    <style:style style:name="T70" style:family="text">
      <style:text-properties fo:font-weight="normal" officeooo:rsid="0df8e559" style:font-weight-asian="normal" style:font-weight-complex="normal"/>
    </style:style>
    <style:style style:name="T71" style:family="text">
      <style:text-properties fo:font-weight="normal" officeooo:rsid="0dfc5ad5" style:font-weight-asian="normal" style:font-weight-complex="normal"/>
    </style:style>
    <style:style style:name="T72" style:family="text">
      <style:text-properties fo:font-weight="normal" officeooo:rsid="0dfe4df5" style:font-weight-asian="normal" style:font-weight-complex="normal"/>
    </style:style>
    <style:style style:name="T73" style:family="text">
      <style:text-properties fo:font-weight="normal" officeooo:rsid="0e164f56" style:font-weight-asian="normal" style:font-weight-complex="normal"/>
    </style:style>
    <style:style style:name="T74" style:family="text">
      <style:text-properties fo:font-weight="normal" officeooo:rsid="0e2de29a" style:font-weight-asian="normal" style:font-weight-complex="normal"/>
    </style:style>
    <style:style style:name="T75" style:family="text">
      <style:text-properties fo:font-weight="normal" officeooo:rsid="0e35a281" style:font-weight-asian="normal" style:font-weight-complex="normal"/>
    </style:style>
    <style:style style:name="T76" style:family="text">
      <style:text-properties fo:font-weight="normal" officeooo:rsid="0e7e1b72" style:font-weight-asian="normal" style:font-weight-complex="normal"/>
    </style:style>
    <style:style style:name="T77" style:family="text">
      <style:text-properties fo:font-weight="normal" officeooo:rsid="0f15964a" style:font-weight-asian="normal" style:font-weight-complex="normal"/>
    </style:style>
    <style:style style:name="T78" style:family="text">
      <style:text-properties fo:font-weight="normal" officeooo:rsid="0f1665fb" style:font-weight-asian="normal" style:font-weight-complex="normal"/>
    </style:style>
    <style:style style:name="T79" style:family="text">
      <style:text-properties fo:font-weight="normal" officeooo:rsid="0f184456" style:font-weight-asian="normal" style:font-weight-complex="normal"/>
    </style:style>
    <style:style style:name="T80" style:family="text">
      <style:text-properties fo:font-weight="normal" officeooo:rsid="0f2c127c" style:font-weight-asian="normal" style:font-weight-complex="normal"/>
    </style:style>
    <style:style style:name="T81" style:family="text">
      <style:text-properties fo:font-weight="normal" officeooo:rsid="0e2ab47c" style:font-weight-asian="normal" style:font-weight-complex="normal"/>
    </style:style>
    <style:style style:name="T82" style:family="text">
      <style:text-properties fo:font-weight="normal" officeooo:rsid="0f1b8d80" style:font-weight-asian="normal" style:font-weight-complex="normal"/>
    </style:style>
    <style:style style:name="T83" style:family="text">
      <style:text-properties fo:font-weight="normal" officeooo:rsid="0f1f655b" style:font-weight-asian="normal" style:font-weight-complex="normal"/>
    </style:style>
    <style:style style:name="T84" style:family="text">
      <style:text-properties fo:font-weight="normal" officeooo:rsid="0fa5df7e" style:font-weight-asian="normal" style:font-weight-complex="normal"/>
    </style:style>
    <style:style style:name="T85" style:family="text">
      <style:text-properties fo:font-weight="normal" officeooo:rsid="0fa7c82e" style:font-weight-asian="normal" style:font-weight-complex="normal"/>
    </style:style>
    <style:style style:name="T86" style:family="text">
      <style:text-properties fo:font-weight="normal" officeooo:rsid="0faa624f" style:font-weight-asian="normal" style:font-weight-complex="normal"/>
    </style:style>
    <style:style style:name="T87" style:family="text">
      <style:text-properties fo:font-weight="normal" officeooo:rsid="0faa64b4" style:font-weight-asian="normal" style:font-weight-complex="normal"/>
    </style:style>
    <style:style style:name="T88" style:family="text">
      <style:text-properties fo:font-weight="normal" officeooo:rsid="0fabb1ff" style:font-weight-asian="normal" style:font-weight-complex="normal"/>
    </style:style>
    <style:style style:name="T89" style:family="text">
      <style:text-properties fo:font-weight="normal" officeooo:rsid="0fad2269" style:font-weight-asian="normal" style:font-weight-complex="normal"/>
    </style:style>
    <style:style style:name="T90" style:family="text">
      <style:text-properties fo:font-weight="normal" officeooo:rsid="0fb7b486" style:font-weight-asian="normal" style:font-weight-complex="normal"/>
    </style:style>
    <style:style style:name="T91" style:family="text">
      <style:text-properties fo:font-weight="normal" officeooo:rsid="0ff0aafd" style:font-weight-asian="normal" style:font-weight-complex="normal"/>
    </style:style>
    <style:style style:name="T9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97a15a6" style:font-style-asian="italic" style:font-style-complex="italic"/>
    </style:style>
    <style:style style:name="T97" style:family="text">
      <style:text-properties fo:font-style="italic" officeooo:rsid="0b8ddee7" style:font-style-asian="italic" style:font-style-complex="italic"/>
    </style:style>
    <style:style style:name="T98" style:family="text">
      <style:text-properties fo:font-style="italic" officeooo:rsid="0716bceb" style:font-style-asian="italic" style:font-style-complex="italic"/>
    </style:style>
    <style:style style:name="T99" style:family="text">
      <style:text-properties fo:font-style="italic" officeooo:rsid="083c8ada" style:font-style-asian="italic" style:font-style-complex="italic"/>
    </style:style>
    <style:style style:name="T100" style:family="text">
      <style:text-properties fo:font-style="italic" officeooo:rsid="0ce6ed8d" style:font-style-asian="italic" style:font-style-complex="italic"/>
    </style:style>
    <style:style style:name="T101" style:family="text">
      <style:text-properties fo:font-style="italic" officeooo:rsid="08388490" style:font-style-asian="italic" style:font-style-complex="italic"/>
    </style:style>
    <style:style style:name="T102" style:family="text">
      <style:text-properties fo:font-style="italic" officeooo:rsid="0f9bdaa9" style:font-style-asian="italic" style:font-style-complex="italic"/>
    </style:style>
    <style:style style:name="T103" style:family="text">
      <style:text-properties fo:font-style="italic" officeooo:rsid="0fa31b40" style:font-style-asian="italic" style:font-style-complex="italic"/>
    </style:style>
    <style:style style:name="T104" style:family="text">
      <style:text-properties fo:font-style="normal" style:font-style-asian="normal" style:font-style-complex="normal"/>
    </style:style>
    <style:style style:name="T105" style:family="text">
      <style:text-properties fo:font-style="normal" officeooo:rsid="0716bceb" style:font-style-asian="normal" style:font-style-complex="normal"/>
    </style:style>
    <style:style style:name="T106" style:family="text">
      <style:text-properties fo:font-style="normal" officeooo:rsid="0b3d8491" style:font-style-asian="normal" style:font-style-complex="normal"/>
    </style:style>
    <style:style style:name="T107" style:family="text">
      <style:text-properties fo:font-style="normal" officeooo:rsid="071c4ff5" style:font-style-asian="normal" style:font-style-complex="normal"/>
    </style:style>
    <style:style style:name="T108" style:family="text">
      <style:text-properties fo:font-style="normal" officeooo:rsid="08388490" style:font-style-asian="normal" style:font-style-complex="normal"/>
    </style:style>
    <style:style style:name="T10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b8ddee7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f9bdaa9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f9e30b8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f9f8560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f9fc387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fa15660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8388490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cbd8db0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d858d30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d82799c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bf45121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bf47653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fb273f3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fb457eb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b8ddee7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755d39c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f7d46be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f816570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f870dd3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f88a20a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f902cc0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f97bc0f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officeooo:rsid="0c5924ef" style:font-style-asian="normal" style:font-style-complex="normal"/>
    </style:style>
    <style:style style:name="T172" style:family="text">
      <style:text-properties fo:font-style="normal" style:text-underline-style="none" officeooo:rsid="0f72ca9d" style:font-style-asian="normal" style:font-style-complex="normal"/>
    </style:style>
    <style:style style:name="T173" style:family="text">
      <style:text-properties fo:font-style="normal" style:text-underline-style="none" officeooo:rsid="0755d39c" style:font-style-asian="normal" style:font-style-complex="normal"/>
    </style:style>
    <style:style style:name="T174" style:family="text">
      <style:text-properties fo:font-style="normal" style:text-underline-style="none" officeooo:rsid="0f96564e" style:font-style-asian="normal" style:font-style-complex="normal"/>
    </style:style>
    <style:style style:name="T175" style:family="text">
      <style:text-properties fo:font-style="normal" style:text-underline-style="none" officeooo:rsid="0f97bc0f" style:font-style-asian="normal" style:font-style-complex="normal"/>
    </style:style>
    <style:style style:name="T176" style:family="text">
      <style:text-properties fo:font-style="normal" style:text-underline-style="solid" style:text-underline-width="auto" style:text-underline-color="font-color" fo:font-weight="normal" officeooo:rsid="0f870dd3" style:font-style-asian="normal" style:font-weight-asian="normal" style:font-style-complex="normal" style:font-weight-complex="normal"/>
    </style:style>
    <style:style style:name="T177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78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79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80" style:family="text">
      <style:text-properties fo:font-size="9pt" fo:font-weight="normal" style:font-size-asian="9pt" style:font-weight-asian="normal" style:font-size-complex="9pt" style:font-weight-complex="normal"/>
    </style:style>
    <style:style style:name="T181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82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83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84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85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86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87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88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189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190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191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192" style:family="text">
      <style:text-properties fo:font-size="9pt" fo:font-weight="normal" officeooo:rsid="0cd585d5" style:font-size-asian="9pt" style:font-weight-asian="normal" style:font-size-complex="9pt" style:font-weight-complex="normal"/>
    </style:style>
    <style:style style:name="T193" style:family="text">
      <style:text-properties fo:font-size="9pt" fo:font-weight="normal" officeooo:rsid="0cd7b030" style:font-size-asian="9pt" style:font-weight-asian="normal" style:font-size-complex="9pt" style:font-weight-complex="normal"/>
    </style:style>
    <style:style style:name="T194" style:family="text">
      <style:text-properties fo:font-size="9pt" fo:font-weight="normal" officeooo:rsid="0cd85e4b" style:font-size-asian="9pt" style:font-weight-asian="normal" style:font-size-complex="9pt" style:font-weight-complex="normal"/>
    </style:style>
    <style:style style:name="T195" style:family="text">
      <style:text-properties fo:font-size="9pt" fo:font-weight="normal" officeooo:rsid="0c0b2006" style:font-size-asian="9pt" style:font-weight-asian="normal" style:font-size-complex="9pt" style:font-weight-complex="normal"/>
    </style:style>
    <style:style style:name="T196" style:family="text">
      <style:text-properties fo:font-size="9pt" fo:font-weight="normal" officeooo:rsid="0da37330" style:font-size-asian="9pt" style:font-weight-asian="normal" style:font-size-complex="9pt" style:font-weight-complex="normal"/>
    </style:style>
    <style:style style:name="T197" style:family="text">
      <style:text-properties fo:font-size="9pt" fo:font-weight="normal" officeooo:rsid="0d1330c3" style:font-size-asian="9pt" style:font-weight-asian="normal" style:font-size-complex="9pt" style:font-weight-complex="normal"/>
    </style:style>
    <style:style style:name="T198" style:family="text">
      <style:text-properties fo:font-size="9pt" fo:font-weight="normal" officeooo:rsid="0d65649e" style:font-size-asian="9pt" style:font-weight-asian="normal" style:font-size-complex="9pt" style:font-weight-complex="normal"/>
    </style:style>
    <style:style style:name="T199" style:family="text">
      <style:text-properties fo:font-size="9pt" fo:font-weight="normal" officeooo:rsid="0c3f3308" style:font-size-asian="9pt" style:font-weight-asian="normal" style:font-size-complex="9pt" style:font-weight-complex="normal"/>
    </style:style>
    <style:style style:name="T200" style:family="text">
      <style:text-properties fo:font-size="9pt" fo:font-weight="normal" officeooo:rsid="0d63d029" style:font-size-asian="9pt" style:font-weight-asian="normal" style:font-size-complex="9pt" style:font-weight-complex="normal"/>
    </style:style>
    <style:style style:name="T201" style:family="text">
      <style:text-properties fo:font-size="9pt" fo:font-weight="normal" officeooo:rsid="0d9d8858" style:font-size-asian="9pt" style:font-weight-asian="normal" style:font-size-complex="9pt" style:font-weight-complex="normal"/>
    </style:style>
    <style:style style:name="T202" style:family="text">
      <style:text-properties fo:font-size="9pt" fo:font-weight="normal" officeooo:rsid="0d9e420e" style:font-size-asian="9pt" style:font-weight-asian="normal" style:font-size-complex="9pt" style:font-weight-complex="normal"/>
    </style:style>
    <style:style style:name="T203" style:family="text">
      <style:text-properties fo:font-size="9pt" fo:font-weight="normal" officeooo:rsid="0d654347" style:font-size-asian="9pt" style:font-weight-asian="normal" style:font-size-complex="9pt" style:font-weight-complex="normal"/>
    </style:style>
    <style:style style:name="T204" style:family="text">
      <style:text-properties fo:font-size="9pt" fo:font-weight="normal" officeooo:rsid="0d99702a" style:font-size-asian="9pt" style:font-weight-asian="normal" style:font-size-complex="9pt" style:font-weight-complex="normal"/>
    </style:style>
    <style:style style:name="T205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06" style:family="text">
      <style:text-properties fo:font-size="9pt" fo:font-weight="normal" officeooo:rsid="0f78745f" style:font-size-asian="9pt" style:font-weight-asian="normal" style:font-size-complex="9pt" style:font-weight-complex="normal"/>
    </style:style>
    <style:style style:name="T207" style:family="text">
      <style:text-properties fo:font-size="9pt" fo:font-weight="normal" officeooo:rsid="0f78fe68" style:font-size-asian="9pt" style:font-weight-asian="normal" style:font-size-complex="9pt" style:font-weight-complex="normal"/>
    </style:style>
    <style:style style:name="T208" style:family="text">
      <style:text-properties fo:font-size="9pt" fo:font-weight="normal" officeooo:rsid="0f7ba1e7" style:font-size-asian="9pt" style:font-weight-asian="normal" style:font-size-complex="9pt" style:font-weight-complex="normal"/>
    </style:style>
    <style:style style:name="T209" style:family="text">
      <style:text-properties fo:font-size="9pt" fo:font-weight="normal" officeooo:rsid="0f7d46be" style:font-size-asian="9pt" style:font-weight-asian="normal" style:font-size-complex="9pt" style:font-weight-complex="normal"/>
    </style:style>
    <style:style style:name="T210" style:family="text">
      <style:text-properties fo:font-size="9pt" fo:font-weight="normal" officeooo:rsid="0fadd688" style:font-size-asian="9pt" style:font-weight-asian="normal" style:font-size-complex="9pt" style:font-weight-complex="normal"/>
    </style:style>
    <style:style style:name="T211" style:family="text">
      <style:text-properties fo:font-size="9pt" fo:font-weight="normal" officeooo:rsid="0faefd2f" style:font-size-asian="9pt" style:font-weight-asian="normal" style:font-size-complex="9pt" style:font-weight-complex="normal"/>
    </style:style>
    <style:style style:name="T212" style:family="text">
      <style:text-properties fo:font-size="9pt" style:font-size-asian="9pt" style:font-size-complex="9pt"/>
    </style:style>
    <style:style style:name="T213" style:family="text">
      <style:text-properties fo:font-size="9pt" officeooo:rsid="0716bceb" style:font-size-asian="9pt" style:font-size-complex="9pt"/>
    </style:style>
    <style:style style:name="T214" style:family="text">
      <style:text-properties fo:font-size="9pt" officeooo:rsid="071b3c17" style:font-size-asian="9pt" style:font-size-complex="9pt"/>
    </style:style>
    <style:style style:name="T215" style:family="text">
      <style:text-properties fo:font-size="9pt" officeooo:rsid="071c4ff5" style:font-size-asian="9pt" style:font-size-complex="9pt"/>
    </style:style>
    <style:style style:name="T216" style:family="text">
      <style:text-properties fo:font-size="9pt" officeooo:rsid="082e99d0" style:font-size-asian="9pt" style:font-size-complex="9pt"/>
    </style:style>
    <style:style style:name="T217" style:family="text">
      <style:text-properties fo:font-size="9pt" officeooo:rsid="0b49f672" style:font-size-asian="9pt" style:font-size-complex="9pt"/>
    </style:style>
    <style:style style:name="T218" style:family="text">
      <style:text-properties fo:font-size="9pt" officeooo:rsid="0b4a29b0" style:font-size-asian="9pt" style:font-size-complex="9pt"/>
    </style:style>
    <style:style style:name="T219" style:family="text">
      <style:text-properties fo:font-size="9pt" officeooo:rsid="0b4b9307" style:font-size-asian="9pt" style:font-size-complex="9pt"/>
    </style:style>
    <style:style style:name="T220" style:family="text">
      <style:text-properties fo:font-size="9pt" officeooo:rsid="0c204544" style:font-size-asian="9pt" style:font-size-complex="9pt"/>
    </style:style>
    <style:style style:name="T221" style:family="text">
      <style:text-properties fo:font-size="9pt" officeooo:rsid="0c2f6408" style:font-size-asian="9pt" style:font-size-complex="9pt"/>
    </style:style>
    <style:style style:name="T222" style:family="text">
      <style:text-properties fo:font-size="9pt" officeooo:rsid="0c8ed370" style:font-size-asian="9pt" style:font-size-complex="9pt"/>
    </style:style>
    <style:style style:name="T223" style:family="text">
      <style:text-properties fo:font-size="9pt" officeooo:rsid="0c922193" style:font-size-asian="9pt" style:font-size-complex="9pt"/>
    </style:style>
    <style:style style:name="T224" style:family="text">
      <style:text-properties fo:font-size="9pt" officeooo:rsid="0c96c4d2" style:font-size-asian="9pt" style:font-size-complex="9pt"/>
    </style:style>
    <style:style style:name="T225" style:family="text">
      <style:text-properties fo:font-size="9pt" officeooo:rsid="0d35e816" style:font-size-asian="9pt" style:font-size-complex="9pt"/>
    </style:style>
    <style:style style:name="T226" style:family="text">
      <style:text-properties fo:font-size="9pt" officeooo:rsid="0d7023ee" style:font-size-asian="9pt" style:font-size-complex="9pt"/>
    </style:style>
    <style:style style:name="T227" style:family="text">
      <style:text-properties fo:font-size="9pt" officeooo:rsid="0dcd2eca" style:font-size-asian="9pt" style:font-size-complex="9pt"/>
    </style:style>
    <style:style style:name="T228" style:family="text">
      <style:text-properties fo:font-size="9pt" officeooo:rsid="0dd22b58" style:font-size-asian="9pt" style:font-size-complex="9pt"/>
    </style:style>
    <style:style style:name="T229" style:family="text">
      <style:text-properties fo:font-size="9pt" officeooo:rsid="0ee933e9" style:font-size-asian="9pt" style:font-size-complex="9pt"/>
    </style:style>
    <style:style style:name="T230" style:family="text">
      <style:text-properties fo:font-size="9pt" officeooo:rsid="0eea3487" style:font-size-asian="9pt" style:font-size-complex="9pt"/>
    </style:style>
    <style:style style:name="T231" style:family="text">
      <style:text-properties fo:font-size="9pt" officeooo:rsid="0f219d1e" style:font-size-asian="9pt" style:font-size-complex="9pt"/>
    </style:style>
    <style:style style:name="T232" style:family="text">
      <style:text-properties fo:font-size="9pt" officeooo:rsid="0f248f3d" style:font-size-asian="9pt" style:font-size-complex="9pt"/>
    </style:style>
    <style:style style:name="T233" style:family="text">
      <style:text-properties fo:font-size="9pt" officeooo:rsid="0f263a52" style:font-size-asian="9pt" style:font-size-complex="9pt"/>
    </style:style>
    <style:style style:name="T234" style:family="text">
      <style:text-properties fo:font-size="9pt" officeooo:rsid="0f29bbc1" style:font-size-asian="9pt" style:font-size-complex="9pt"/>
    </style:style>
    <style:style style:name="T235" style:family="text">
      <style:text-properties fo:font-size="9pt" officeooo:rsid="0f2aba3c" style:font-size-asian="9pt" style:font-size-complex="9pt"/>
    </style:style>
    <style:style style:name="T236" style:family="text">
      <style:text-properties fo:font-size="9pt" officeooo:rsid="06f66ded" style:font-size-asian="9pt" style:font-size-complex="9pt"/>
    </style:style>
    <style:style style:name="T237" style:family="text">
      <style:text-properties fo:font-size="9pt" officeooo:rsid="0f60f761" style:font-size-asian="9pt" style:font-size-complex="9pt"/>
    </style:style>
    <style:style style:name="T238" style:family="text">
      <style:text-properties fo:font-size="9pt" officeooo:rsid="0fed1e21" style:font-size-asian="9pt" style:font-size-complex="9pt"/>
    </style:style>
    <style:style style:name="T23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40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41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42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43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44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45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46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47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48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49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50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286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288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289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290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291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292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f61d484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f630882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f66a4ef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style:font-size-asian="9pt" style:font-style-asian="normal" style:font-size-complex="9pt" style:font-style-complex="normal"/>
    </style:style>
    <style:style style:name="T341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42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43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44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45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46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47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48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49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50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51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52" style:family="text">
      <style:text-properties fo:font-size="9pt" fo:font-style="normal" officeooo:rsid="06f66ded" style:font-size-asian="9pt" style:font-style-asian="normal" style:font-size-complex="9pt" style:font-style-complex="normal"/>
    </style:style>
    <style:style style:name="T353" style:family="text">
      <style:text-properties fo:font-size="9pt" fo:font-style="normal" officeooo:rsid="0c567ffe" style:font-size-asian="9pt" style:font-style-asian="normal" style:font-size-complex="9pt" style:font-style-complex="normal"/>
    </style:style>
    <style:style style:name="T354" style:family="text">
      <style:text-properties fo:font-size="9pt" fo:font-style="normal" officeooo:rsid="097d5067" style:font-size-asian="9pt" style:font-style-asian="normal" style:font-size-complex="9pt" style:font-style-complex="normal"/>
    </style:style>
    <style:style style:name="T355" style:family="text">
      <style:text-properties fo:font-size="9pt" fo:font-style="normal" officeooo:rsid="0e49a330" style:font-size-asian="9pt" style:font-style-asian="normal" style:font-size-complex="9pt" style:font-style-complex="normal"/>
    </style:style>
    <style:style style:name="T356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57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style:text-underline-style="none" fo:font-weight="normal" officeooo:rsid="0f83b94c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style:text-underline-style="none" fo:font-weight="normal" officeooo:rsid="0f83d8bb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style="normal" style:text-underline-style="none" officeooo:rsid="0ecc27a1" style:font-size-asian="9pt" style:font-style-asian="normal" style:font-size-complex="9pt" style:font-style-complex="normal"/>
    </style:style>
    <style:style style:name="T380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fo:font-size="9pt" fo:font-weight="bold" style:font-size-asian="9pt" style:font-weight-asian="bold" style:font-size-complex="9pt" style:font-weight-complex="bold"/>
    </style:style>
    <style:style style:name="T382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83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84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85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86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87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88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89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390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391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392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93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94" style:family="text">
      <style:text-properties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395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96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397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398" style:family="text">
      <style:text-properties fo:font-size="9pt" fo:font-style="italic" style:text-underline-style="none" officeooo:rsid="0c4c2717" style:font-size-asian="9pt" style:font-style-asian="italic" style:font-size-complex="9pt" style:font-style-complex="italic"/>
    </style:style>
    <style:style style:name="T399" style:family="text">
      <style:text-properties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400" style:family="text">
      <style:text-properties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401" style:family="text">
      <style:text-properties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402" style:family="text">
      <style:text-properties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403" style:family="text">
      <style:text-properties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404" style:family="text">
      <style:text-properties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405" style:family="text">
      <style:text-properties officeooo:rsid="0716bceb"/>
    </style:style>
    <style:style style:name="T406" style:family="text">
      <style:text-properties officeooo:rsid="08388490"/>
    </style:style>
    <style:style style:name="T407" style:family="text">
      <style:text-properties officeooo:rsid="09fc0454"/>
    </style:style>
    <style:style style:name="T408" style:family="text">
      <style:text-properties style:text-underline-style="none" fo:font-weight="normal" style:font-weight-asian="normal" style:font-weight-complex="normal"/>
    </style:style>
    <style:style style:name="T409" style:family="text">
      <style:text-properties style:text-underline-style="none" fo:font-weight="normal" officeooo:rsid="0b566c66" style:font-weight-asian="normal" style:font-weight-complex="normal"/>
    </style:style>
    <style:style style:name="T410" style:family="text">
      <style:text-properties style:text-underline-style="none" fo:font-weight="normal" officeooo:rsid="0b56a798" style:font-weight-asian="normal" style:font-weight-complex="normal"/>
    </style:style>
    <style:style style:name="T411" style:family="text">
      <style:text-properties style:text-underline-style="none" fo:font-weight="normal" officeooo:rsid="0b56ffad" style:font-weight-asian="normal" style:font-weight-complex="normal"/>
    </style:style>
    <style:style style:name="T412" style:family="text">
      <style:text-properties style:text-underline-style="none" fo:font-weight="normal" officeooo:rsid="0b5ae17c" style:font-weight-asian="normal" style:font-weight-complex="normal"/>
    </style:style>
    <style:style style:name="T413" style:family="text">
      <style:text-properties style:text-underline-style="none" fo:font-weight="normal" officeooo:rsid="0b5b43a8" style:font-weight-asian="normal" style:font-weight-complex="normal"/>
    </style:style>
    <style:style style:name="T414" style:family="text">
      <style:text-properties style:text-underline-style="none" fo:font-weight="normal" officeooo:rsid="0b5d4797" style:font-weight-asian="normal" style:font-weight-complex="normal"/>
    </style:style>
    <style:style style:name="T415" style:family="text">
      <style:text-properties style:text-underline-style="none" fo:font-weight="normal" officeooo:rsid="0b6073ba" style:font-weight-asian="normal" style:font-weight-complex="normal"/>
    </style:style>
    <style:style style:name="T416" style:family="text">
      <style:text-properties style:text-underline-style="none" fo:font-weight="normal" officeooo:rsid="0b61dc80" style:font-weight-asian="normal" style:font-weight-complex="normal"/>
    </style:style>
    <style:style style:name="T417" style:family="text">
      <style:text-properties style:text-underline-style="none" fo:font-weight="normal" officeooo:rsid="0b69438f" style:font-weight-asian="normal" style:font-weight-complex="normal"/>
    </style:style>
    <style:style style:name="T418" style:family="text">
      <style:text-properties style:text-underline-style="none" fo:font-weight="normal" officeooo:rsid="0b69ea75" style:font-weight-asian="normal" style:font-weight-complex="normal"/>
    </style:style>
    <style:style style:name="T419" style:family="text">
      <style:text-properties style:text-underline-style="none" fo:font-weight="normal" officeooo:rsid="0b6d0886" style:font-weight-asian="normal" style:font-weight-complex="normal"/>
    </style:style>
    <style:style style:name="T420" style:family="text">
      <style:text-properties style:text-underline-style="none" fo:font-weight="normal" officeooo:rsid="0b81b1cf" style:font-weight-asian="normal" style:font-weight-complex="normal"/>
    </style:style>
    <style:style style:name="T421" style:family="text">
      <style:text-properties style:text-underline-style="none" fo:font-weight="normal" officeooo:rsid="0b86463d" style:font-weight-asian="normal" style:font-weight-complex="normal"/>
    </style:style>
    <style:style style:name="T422" style:family="text">
      <style:text-properties style:text-underline-style="none" fo:font-weight="normal" officeooo:rsid="0b8ab976" style:font-weight-asian="normal" style:font-weight-complex="normal"/>
    </style:style>
    <style:style style:name="T423" style:family="text">
      <style:text-properties style:text-underline-style="none" fo:font-weight="normal" officeooo:rsid="0b8c78ef" style:font-weight-asian="normal" style:font-weight-complex="normal"/>
    </style:style>
    <style:style style:name="T424" style:family="text">
      <style:text-properties style:text-underline-style="none" fo:font-weight="normal" officeooo:rsid="0c5924ef" style:font-weight-asian="normal" style:font-weight-complex="normal"/>
    </style:style>
    <style:style style:name="T425" style:family="text">
      <style:text-properties style:text-underline-style="none" fo:font-weight="normal" officeooo:rsid="0c65a08e" style:font-weight-asian="normal" style:font-weight-complex="normal"/>
    </style:style>
    <style:style style:name="T426" style:family="text">
      <style:text-properties style:text-underline-style="none" fo:font-weight="normal" officeooo:rsid="0c67322e" style:font-weight-asian="normal" style:font-weight-complex="normal"/>
    </style:style>
    <style:style style:name="T427" style:family="text">
      <style:text-properties style:text-underline-style="none" fo:font-weight="normal" officeooo:rsid="0da53b82" style:font-weight-asian="normal" style:font-weight-complex="normal"/>
    </style:style>
    <style:style style:name="T428" style:family="text">
      <style:text-properties style:text-underline-style="none" fo:font-weight="normal" officeooo:rsid="0da86884" style:font-weight-asian="normal" style:font-weight-complex="normal"/>
    </style:style>
    <style:style style:name="T429" style:family="text">
      <style:text-properties style:text-underline-style="none" fo:font-weight="normal" officeooo:rsid="0daa2847" style:font-weight-asian="normal" style:font-weight-complex="normal"/>
    </style:style>
    <style:style style:name="T430" style:family="text">
      <style:text-properties style:text-underline-style="none" fo:font-weight="normal" officeooo:rsid="0daa4576" style:font-weight-asian="normal" style:font-weight-complex="normal"/>
    </style:style>
    <style:style style:name="T431" style:family="text">
      <style:text-properties style:text-underline-style="none" fo:font-weight="normal" officeooo:rsid="0dad4e6d" style:font-weight-asian="normal" style:font-weight-complex="normal"/>
    </style:style>
    <style:style style:name="T432" style:family="text">
      <style:text-properties style:text-underline-style="none" fo:font-weight="normal" officeooo:rsid="0daf2072" style:font-weight-asian="normal" style:font-weight-complex="normal"/>
    </style:style>
    <style:style style:name="T433" style:family="text">
      <style:text-properties style:text-underline-style="none" fo:font-weight="normal" officeooo:rsid="0db0f4c8" style:font-weight-asian="normal" style:font-weight-complex="normal"/>
    </style:style>
    <style:style style:name="T434" style:family="text">
      <style:text-properties style:text-underline-style="none" fo:font-weight="normal" officeooo:rsid="0db17989" style:font-weight-asian="normal" style:font-weight-complex="normal"/>
    </style:style>
    <style:style style:name="T435" style:family="text">
      <style:text-properties style:text-underline-style="none" fo:font-weight="normal" officeooo:rsid="0db3b9db" style:font-weight-asian="normal" style:font-weight-complex="normal"/>
    </style:style>
    <style:style style:name="T436" style:family="text">
      <style:text-properties style:text-underline-style="none" fo:font-weight="normal" officeooo:rsid="0db54d3a" style:font-weight-asian="normal" style:font-weight-complex="normal"/>
    </style:style>
    <style:style style:name="T437" style:family="text">
      <style:text-properties style:text-underline-style="none" fo:font-weight="normal" officeooo:rsid="0ea25c6b" style:font-weight-asian="normal" style:font-weight-complex="normal"/>
    </style:style>
    <style:style style:name="T438" style:family="text">
      <style:text-properties style:text-underline-style="none" fo:font-weight="normal" officeooo:rsid="0f1665fb" style:font-weight-asian="normal" style:font-weight-complex="normal"/>
    </style:style>
    <style:style style:name="T439" style:family="text">
      <style:text-properties style:text-underline-style="none" fo:font-weight="normal" officeooo:rsid="0f184456" style:font-weight-asian="normal" style:font-weight-complex="normal"/>
    </style:style>
    <style:style style:name="T440" style:family="text">
      <style:text-properties style:text-underline-style="none" fo:font-weight="normal" officeooo:rsid="0f19be6c" style:font-weight-asian="normal" style:font-weight-complex="normal"/>
    </style:style>
    <style:style style:name="T441" style:family="text">
      <style:text-properties style:text-underline-style="none" fo:font-weight="normal" officeooo:rsid="0f2d60ea" style:font-weight-asian="normal" style:font-weight-complex="normal"/>
    </style:style>
    <style:style style:name="T442" style:family="text">
      <style:text-properties style:text-underline-style="none" fo:font-weight="normal" officeooo:rsid="0b333eeb" style:font-weight-asian="normal" style:font-weight-complex="normal"/>
    </style:style>
    <style:style style:name="T443" style:family="text">
      <style:text-properties style:text-underline-style="none" fo:font-weight="normal" officeooo:rsid="0f0c56b4" style:font-weight-asian="normal" style:font-weight-complex="normal"/>
    </style:style>
    <style:style style:name="T444" style:family="text">
      <style:text-properties style:text-underline-style="none" fo:font-weight="normal" officeooo:rsid="0f0eb6c9" style:font-weight-asian="normal" style:font-weight-complex="normal"/>
    </style:style>
    <style:style style:name="T445" style:family="text">
      <style:text-properties style:text-underline-style="none" fo:font-weight="normal" officeooo:rsid="0f21063c" style:font-weight-asian="normal" style:font-weight-complex="normal"/>
    </style:style>
    <style:style style:name="T446" style:family="text">
      <style:text-properties style:text-underline-style="none" fo:font-weight="normal" officeooo:rsid="0fb622b6" style:font-weight-asian="normal" style:font-weight-complex="normal"/>
    </style:style>
    <style:style style:name="T447" style:family="text">
      <style:text-properties officeooo:rsid="0b8ddee7"/>
    </style:style>
    <style:style style:name="T448" style:family="text">
      <style:text-properties officeooo:rsid="0d09e420"/>
    </style:style>
    <style:style style:name="T449" style:family="text">
      <style:text-properties officeooo:rsid="0dd83591"/>
    </style:style>
    <style:style style:name="T450" style:family="text">
      <style:text-properties officeooo:rsid="0eec9b02"/>
    </style:style>
    <style:style style:name="T451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452" style:family="text">
      <style:text-properties officeooo:rsid="0f639372"/>
    </style:style>
    <style:style style:name="T453" style:family="text">
      <style:text-properties officeooo:rsid="0fb7b4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You’re a PC. </text:span><text:span text:style-name="T81">This playbook </text:span><text:span text:style-name="T82">has</text:span><text:span text:style-name="T81"> what you need to define yourself and drive the story. </text:span><text:span text:style-name="T442">T</text:span><text:span text:style-name="T443">he last two pages </text:span><text:span text:style-name="T444">cover </text:span><text:span text:style-name="T445">rules, but take a look around first.</text:span></text:p>
      <text:h text:style-name="Heading_20_2" text:outline-level="2">§ <text:span text:style-name="T452">Common </text:span>Resources</text:h>
      <text:p text:style-name="P56"><text:span text:style-name="T453">Name</text:span> ►<text:span text:style-name="T4"> </text:span><text:span text:style-name="T90">We gotta call you something.</text:span></text:p>
      <text:p text:style-name="P29">⎧</text:p>
      <text:p text:style-name="P29">⎩</text:p>
      <text:p text:style-name="P57">Concept ► <text:span text:style-name="T4">What’s your deal? </text:span><text:span text:style-name="T23">Don’t just </text:span><text:span text:style-name="T35">put </text:span><text:span text:style-name="T23">a </text:span><text:span text:style-name="T67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92">⌞</text:span><text:span text:style-name="T93">Think for the camera</text:span><text:span text:style-name="T92">⌝</text:span><text:span text:style-name="T21">. </text:span><text:span text:style-name="T22">You can change or refine this as you play.</text:span></text:p>
      <text:p text:style-name="P28">⎧</text:p>
      <text:p text:style-name="P28">⎪</text:p>
      <text:p text:style-name="P71">⎪</text:p>
      <text:p text:style-name="P28">⎪</text:p>
      <text:p text:style-name="P28">⎩</text:p>
      <text:p text:style-name="P6">Drives ►<text:span text:style-name="T4"> What do you </text:span><text:span text:style-name="T77">always </text:span><text:span text:style-name="T4">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64">1 is fine</text:span><text:span text:style-name="T33">, but 2</text:span><text:span text:style-name="T32"> </text:span><text:span text:style-name="T33">is </text:span><text:span text:style-name="T36">better for you.</text:span></text:p>
      <text:p text:style-name="P2"><text:s text:c="2"/>⎧</text:p>
      <text:p text:style-name="P68">1.</text:p>
      <text:p text:style-name="P2"><text:s text:c="2"/>⎩</text:p>
      <text:p text:style-name="P3"><text:s text:c="2"/>⎧</text:p>
      <text:p text:style-name="P68">2.</text:p>
      <text:p text:style-name="P3"><text:s text:c="2"/>⎩</text:p>
      <text:p text:style-name="P5"><text:span text:style-name="T449">🗣Profession </text:span>►<text:span text:style-name="T4"> </text:span><text:span text:style-name="T66">If y</text:span><text:span text:style-name="T68">ou’ve got a </text:span><text:span text:style-name="T71">trade</text:span><text:span text:style-name="T69"> or </text:span><text:span text:style-name="T68">career that </text:span><text:span text:style-name="T178">isn’t</text:span><text:span text:style-name="T68"> </text:span><text:span text:style-name="T73">covered by a </text:span><text:span text:style-name="T70">PC </text:span><text:span text:style-name="T68">playbook</text:span><text:span text:style-name="T66">, </text:span><text:span text:style-name="T72">put it here</text:span><text:span text:style-name="T66">. </text:span><text:span text:style-name="T78">This should be </text:span><text:span text:style-name="T80">something</text:span><text:span text:style-name="T78"> </text:span><text:span text:style-name="T79">many</text:span><text:span text:style-name="T78"> people </text:span><text:span text:style-name="T179">could</text:span><text:span text:style-name="T438"> do </text:span><text:span text:style-name="T439">in your </text:span><text:span text:style-name="T440">world</text:span><text:span text:style-name="T438">, but </text:span><text:span text:style-name="T441">most </text:span><text:span text:style-name="T438">don’t know how.</text:span></text:p>
      <text:p text:style-name="P30">⎧</text:p>
      <text:p text:style-name="P30">⎩</text:p>
      <text:p text:style-name="P7"><text:span text:style-name="T407">Health</text:span> ►<text:span text:style-name="T4"> </text:span><text:span text:style-name="T8">Health </text:span><text:span text:style-name="T9">abstractly </text:span><text:span text:style-name="T109">represents </text:span><text:span text:style-name="T112">the integrity and functionality </text:span><text:span text:style-name="T117">o</text:span><text:span text:style-name="T112">f your body, </text:span><text:span text:style-name="T116">mind, </text:span><text:span text:style-name="T118">and spirit</text:span><text:span text:style-name="T109">. </text:span><text:span text:style-name="T4">When you’re weakened or injured, you </text:span><text:span text:style-name="T300">⌞</text:span><text:span text:style-name="T92">take harm⌝</text:span><text:span text:style-name="T109">, </text:span><text:span text:style-name="T115">which might cause you to lose health</text:span><text:span text:style-name="T109">. </text:span><text:span text:style-name="T111"><text:s/></text:span><text:span text:style-name="T113">W</text:span><text:span text:style-name="T109">hen you </text:span><text:span text:style-name="T113">erase</text:span><text:span text:style-name="T109"> your last </text:span><text:span text:style-name="T114">health</text:span><text:span text:style-name="T109">, </text:span><text:span text:style-name="T300">⌞</text:span><text:span text:style-name="T92">you die⌝</text:span><text:span text:style-name="T109">.</text:span></text:p>
      <text:p text:style-name="P48"/>
      <text:p text:style-name="P8"><text:span text:style-name="T241">● </text:span><text:span text:style-name="T243">1. </text:span><text:span text:style-name="T242">▢ ▢ ▢ <text:s/></text:span><text:span text:style-name="T244">(Human)</text:span></text:p>
      <text:p text:style-name="P9"><text:span text:style-name="T241">△ </text:span><text:span text:style-name="T244">2. </text:span><text:span text:style-name="T242">▢ ▢ ▢ <text:s/></text:span><text:span text:style-name="T244">(Superhuman)</text:span></text:p>
      <text:p text:style-name="P10"><text:span text:style-name="T241">△ </text:span><text:span text:style-name="T245">3</text:span><text:span text:style-name="T244">. </text:span><text:span text:style-name="T242">▢ ▢ ▢ <text:s/></text:span><text:span text:style-name="T244">(</text:span><text:span text:style-name="T245">Boss-tier</text:span><text:span text:style-name="T244">)</text:span></text:p>
      <text:p text:style-name="P72"/>
      <text:p text:style-name="P11"><text:span text:style-name="T341">R</text:span><text:span text:style-name="T340">esist </text:span><text:span text:style-name="T242">▢ ▢ </text:span><text:span text:style-name="T340">► </text:span><text:span text:style-name="T239">When you </text:span><text:span text:style-name="T246">make a roll and </text:span><text:span text:style-name="T239">don’t like the complications the GM </text:span><text:span text:style-name="T246">describes</text:span><text:span text:style-name="T240">, </text:span><text:span text:style-name="T239">you can </text:span><text:span text:style-name="T300">⌞</text:span><text:span text:style-name="T392">resist consequences</text:span><text:span text:style-name="T242">⌝</text:span><text:span text:style-name="T239">.</text:span></text:p>
      <text:p text:style-name="P73"/>
      <text:p text:style-name="P12"><text:span text:style-name="T344">XP</text:span><text:span text:style-name="T340"> </text:span><text:span text:style-name="T242">▢ ▢ ▢ ▢ ▢ ▢ ▢ ▢ </text:span><text:span text:style-name="T345">►</text:span><text:span text:style-name="T242"> </text:span><text:span text:style-name="T250">You get XP </text:span><text:span text:style-name="T292">mostly for good </text:span><text:span text:style-name="T295">storytelling</text:span><text:span text:style-name="T292">.</text:span><text:span text:style-name="T250"> </text:span><text:span text:style-name="T249">When you fill your last XP, </text:span><text:span text:style-name="T300">⌞</text:span><text:span text:style-name="T393">level up⌝</text:span><text:span text:style-name="T293">.</text:span></text:p>
      <text:h text:style-name="Heading_20_2" text:outline-level="2">§ <text:span text:style-name="T452">Common </text:span>Aptitudes</text:h>
      <text:p text:style-name="P31"><text:span text:style-name="T212">These are </text:span><text:span text:style-name="T217">exciting </text:span><text:span text:style-name="T219">things</text:span><text:span text:style-name="T218"> </text:span><text:span text:style-name="T212">that </text:span><text:span text:style-name="T216">many</text:span><text:span text:style-name="T212"> could </text:span><text:span text:style-name="T231">get good at. </text:span><text:span text:style-name="T232">They broadly cover </text:span><text:span text:style-name="T238">a lot</text:span><text:span text:style-name="T232">, but no list can be perfect.</text:span></text:p>
      <text:p text:style-name="P85"/>
      <text:p text:style-name="P32"><text:span text:style-name="T389">○ </text:span><text:span text:style-name="T390">Expression</text:span><text:span text:style-name="T382"> </text:span><text:span text:style-name="T389">○ ○ ○</text:span><text:span text:style-name="T383"> ►</text:span><text:span text:style-name="T213"> </text:span><text:span text:style-name="T237">C</text:span><text:span text:style-name="T232">reating, </text:span><text:span text:style-name="T233">interpreting,</text:span><text:span text:style-name="T232"> or performing </text:span><text:span text:style-name="T235">representations of emotion or intellect</text:span><text:span text:style-name="T234">.</text:span></text:p>
      <text:p text:style-name="P86"/>
      <text:p text:style-name="P33"><text:span text:style-name="T381">○ </text:span><text:span text:style-name="T388">Operation</text:span><text:span text:style-name="T382"> </text:span><text:span text:style-name="T381">○ ○ ○</text:span><text:span text:style-name="T383"> ►</text:span><text:span text:style-name="T212"> </text:span><text:span text:style-name="T229">R</text:span><text:span text:style-name="T220">un</text:span><text:span text:style-name="T222">ning</text:span><text:span text:style-name="T220">, pilot</text:span><text:span text:style-name="T222">ing</text:span><text:span text:style-name="T220">, or command</text:span><text:span text:style-name="T222">ing</text:span><text:span text:style-name="T220"> subtle or intricate </text:span><text:span text:style-name="T224">mechanisms</text:span><text:span text:style-name="T220"> to reap maximum performance.</text:span></text:p>
      <text:p text:style-name="P87"/>
      <text:p text:style-name="P35"><text:span text:style-name="T1">○ </text:span><text:span text:style-name="T3">Administration </text:span><text:span text:style-name="T1">○ ○ ○</text:span><text:span text:style-name="T2"> ►</text:span><text:span text:style-name="T405"> Wrangling and managing minutiae—nothing slips through the cracks.</text:span></text:p>
      <text:p text:style-name="P35"/>
      <text:p text:style-name="P41"><text:span text:style-name="T104">○ </text:span><text:span text:style-name="T106">Nurturing</text:span><text:span text:style-name="T107"> </text:span><text:span text:style-name="T104">○ ○ ○ ►</text:span><text:span text:style-name="T109"> </text:span><text:span text:style-name="T139">P</text:span><text:span text:style-name="T121">rovid</text:span><text:span text:style-name="T126">ing</text:span><text:span text:style-name="T121"> just the right</text:span><text:span text:style-name="T120"> </text:span><text:span text:style-name="T124">encouragement, </text:span><text:span text:style-name="T120">support, </text:span><text:span text:style-name="T140">shelter</text:span><text:span text:style-name="T120">, or kick in the ass.</text:span></text:p>
      <text:p text:style-name="P74"/>
      <text:p text:style-name="P33"><text:span text:style-name="T383">○ </text:span><text:span text:style-name="T387">Fighting</text:span><text:span text:style-name="T382"> </text:span><text:span text:style-name="T383">○ ○ ○ ►</text:span><text:span text:style-name="T213"> </text:span><text:span text:style-name="T230">C</text:span><text:span text:style-name="T226">oordinating, </text:span><text:span text:style-name="T225">applying, and resisting purposeful </text:span><text:span text:style-name="T227">violence or force with </text:span><text:span text:style-name="T228">scary familiarity.</text:span></text:p>
      <text:p text:style-name="P88"/>
      <text:p text:style-name="P33"><text:span text:style-name="T383">○ </text:span><text:span text:style-name="T384">Athletics</text:span><text:span text:style-name="T382"> </text:span><text:span text:style-name="T383">○ ○ ○ ►</text:span><text:span text:style-name="T213"> </text:span><text:span text:style-name="T230">P</text:span><text:span text:style-name="T214">ush</text:span><text:span text:style-name="T223">ing</text:span><text:span text:style-name="T214"> yourself to the limit as you exert your body.</text:span></text:p>
      <text:p text:style-name="P89"/>
      <text:p text:style-name="P49"><text:span text:style-name="T383">○ </text:span><text:span text:style-name="T385">Research </text:span><text:span text:style-name="T383">○ ○ ○ ►</text:span><text:span text:style-name="T181"> </text:span><text:span text:style-name="T191">D</text:span><text:span text:style-name="T185">iscover</text:span><text:span text:style-name="T187">ing</text:span><text:span text:style-name="T185">, </text:span><text:span text:style-name="T184">examin</text:span><text:span text:style-name="T187">ing</text:span><text:span text:style-name="T183">, </text:span><text:span text:style-name="T184">and analyz</text:span><text:span text:style-name="T187">ing</text:span><text:span text:style-name="T184"> </text:span><text:span text:style-name="T183">knowledge </text:span><text:span text:style-name="T186">that others would overlook.</text:span></text:p>
      <text:p text:style-name="P90"/>
      <text:p text:style-name="P13"><text:span text:style-name="T213">○ </text:span><text:span text:style-name="T221">Engineering</text:span><text:span text:style-name="T215"> </text:span><text:span text:style-name="T213">○ ○ ○ ►</text:span><text:span text:style-name="T181"> </text:span><text:span text:style-name="T191">A</text:span><text:span text:style-name="T256">pply</text:span><text:span text:style-name="T258">ing</text:span><text:span text:style-name="T256"> knowledge and artifice to synthesize </text:span><text:span text:style-name="T279">novel</text:span><text:span text:style-name="T259"> </text:span><text:span text:style-name="T256">techniques </text:span><text:span text:style-name="T257">and</text:span><text:span text:style-name="T256"> artifacts.</text:span></text:p>
      <text:p text:style-name="P75"/>
      <text:p text:style-name="P14"><text:span text:style-name="T342">○ </text:span><text:span text:style-name="T348">Relations</text:span><text:span text:style-name="T343"> </text:span><text:span text:style-name="T342">○ ○ ○ ►</text:span><text:span text:style-name="T241"> </text:span><text:span text:style-name="T301">M</text:span><text:span text:style-name="T286">anipulating</text:span><text:span text:style-name="T251">,</text:span><text:span text:style-name="T260"> </text:span><text:span text:style-name="T262">negotiating, </text:span><text:span text:style-name="T285">or navigating</text:span><text:span text:style-name="T251"> </text:span><text:span text:style-name="T339">interpersonal</text:span><text:span text:style-name="T287"> relationship</text:span><text:span text:style-name="T339">s</text:span><text:span text:style-name="T253"> </text:span><text:span text:style-name="T251">with </text:span><text:span text:style-name="T290">deep </text:span><text:span text:style-name="T288">empathy</text:span><text:span text:style-name="T254"> </text:span><text:span text:style-name="T251">and </text:span><text:span text:style-name="T289">insight</text:span><text:span text:style-name="T251">—</text:span><text:span text:style-name="T272">we</text:span><text:span text:style-name="T271"> get it, you fuck.</text:span></text:p>
      <text:p text:style-name="P76"/>
      <text:p text:style-name="P15"><text:span text:style-name="T342">○ </text:span><text:span text:style-name="T346">Shady Shit </text:span><text:span text:style-name="T342">○ ○ ○ ►</text:span><text:span text:style-name="T241"> </text:span><text:span text:style-name="T301">P</text:span><text:span text:style-name="T247">ractic</text:span><text:span text:style-name="T260">ing</text:span><text:span text:style-name="T247"> the </text:span><text:span text:style-name="T262">secret</text:span><text:span text:style-name="T255"> </text:span><text:span text:style-name="T247">tricks of the trade for those who </text:span><text:span text:style-name="T248">lurk </text:span><text:span text:style-name="T252">beyond the edge of polite society</text:span><text:span text:style-name="T247">.</text:span></text:p>
      <text:p text:style-name="P77"/>
      <text:p text:style-name="P16"><text:span text:style-name="T342">○ </text:span><text:span text:style-name="T351">🗣</text:span><text:span text:style-name="T347">Spooky </text:span><text:span text:style-name="T346">Shit </text:span><text:span text:style-name="T342">○ ○ ○ ►</text:span><text:span text:style-name="T241"> </text:span><text:span text:style-name="T301">I</text:span><text:span text:style-name="T261">nteracting with the weird, esoteric, and uncanny on its own terms—</text:span><text:span text:style-name="T302">or at least you think so.</text:span></text:p>
      <text:p text:style-name="P78"/>
      <text:p text:style-name="P17"><text:span text:style-name="T342">○ </text:span><text:span text:style-name="T351">🗣</text:span><text:span text:style-name="T349">Profession</text:span><text:span text:style-name="T350">al Skills</text:span><text:span text:style-name="T343"> </text:span><text:span text:style-name="T342">○ ○ ○ ►</text:span><text:span text:style-name="T241"> </text:span><text:span text:style-name="T301">A</text:span><text:span text:style-name="T273">pplying </text:span><text:span text:style-name="T275">the </text:span><text:span text:style-name="T296">educated</text:span><text:span text:style-name="T278">, </text:span><text:span text:style-name="T294">practiced, or </text:span><text:span text:style-name="T297">specialized</text:span><text:span text:style-name="T278"> </text:span><text:span text:style-name="T274">knowledge and skills </text:span><text:span text:style-name="T275">of </text:span><text:span text:style-name="T294">your</text:span><text:span text:style-name="T277"> </text:span><text:span text:style-name="T299">trade or </text:span><text:span text:style-name="T298">p</text:span><text:span text:style-name="T294">rofession</text:span><text:span text:style-name="T276">.</text:span></text:p>
      <text:p text:style-name="P79"/>
      <text:h text:style-name="Heading_20_2" text:outline-level="2"><text:span text:style-name="T448">§ Story</text:span> Moves</text:h>
      <text:p text:style-name="P50"><text:span text:style-name="T241">“</text:span><text:span text:style-name="T280">Someone” means </text:span><text:span text:style-name="T284">a person or </text:span><text:span text:style-name="T280">anything animate. “</text:span><text:span text:style-name="T282">Something” means </text:span><text:span text:style-name="T291">anything</text:span><text:span text:style-name="T283"> </text:span><text:span text:style-name="T282">inanimate.</text:span></text:p>
      <text:p text:style-name="P36"/>
      <text:p text:style-name="P51"><text:span text:style-name="T396">Fuck ‘em up</text:span><text:span text:style-name="T386"> ►</text:span><text:span text:style-name="T188"> </text:span><text:span text:style-name="T210">You want to injure, incapacitate, or kill someone</text:span><text:span text:style-name="T189">, </text:span><text:span text:style-name="T190">so y</text:span><text:span text:style-name="T182">ou </text:span><text:span text:style-name="T211">get your hands dirty.</text:span></text:p>
      <text:p text:style-name="P80"/>
      <text:p text:style-name="P61"><text:span text:style-name="T397">Compel compliance</text:span><text:span text:style-name="T356"> ► </text:span><text:span text:style-name="T263">You want </text:span><text:span text:style-name="T281">someone</text:span><text:span text:style-name="T263"> </text:span><text:span text:style-name="T267">to </text:span><text:span text:style-name="T263">do </text:span><text:span text:style-name="T270">your will</text:span><text:span text:style-name="T263">, so you </text:span><text:span text:style-name="T269">direct, </text:span><text:span text:style-name="T268">entice, </text:span><text:span text:style-name="T264">coerce, </text:span><text:span text:style-name="T265">or force </text:span><text:span text:style-name="T266">them</text:span><text:span text:style-name="T263">.</text:span></text:p>
      <text:p text:style-name="P101"/>
      <text:p text:style-name="P44"><text:span text:style-name="T103">Un-ass the area</text:span> ►<text:span text:style-name="T4"> </text:span><text:span text:style-name="T48">You don’t want </text:span><text:span text:style-name="T86">(</text:span><text:span text:style-name="T84">someone</text:span><text:span text:style-name="T86">)</text:span><text:span text:style-name="T84"> </text:span><text:span text:style-name="T48">to </text:span><text:span text:style-name="T87">get injured or hurt</text:span><text:span text:style-name="T127">, so y</text:span><text:span text:style-name="T6">ou </text:span><text:span text:style-name="T85">(help them) </text:span><text:span text:style-name="T37">dodge, evade, </text:span><text:span text:style-name="T88">flee, or </text:span><text:span text:style-name="T89">shelter from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 </text:span></text:p>
      <text:p text:style-name="P91"/>
      <text:p text:style-name="P64"><text:span text:style-name="T99">Parkour!</text:span><text:span text:style-name="T108"> ►</text:span><text:span text:style-name="T147"> </text:span><text:span text:style-name="T148">You want to be </text:span><text:span text:style-name="T149">some other specific place</text:span><text:span text:style-name="T148">, urgently, </text:span><text:span text:style-name="T150">so you traverse terrain that’s</text:span><text:span text:style-name="T148"> challenging or dangerous in its own right</text:span><text:span text:style-name="T151">—</text:span><text:span text:style-name="T152">the terrain need not be concrete.</text:span></text:p>
      <text:p text:style-name="P101"/>
      <text:p text:style-name="P62"><text:span text:style-name="T98">Make it chooch</text:span><text:span text:style-name="T105"> ►</text:span><text:span text:style-name="T110"> </text:span><text:span text:style-name="T128">You want a </text:span><text:span text:style-name="T123">broken, </text:span><text:span text:style-name="T125">unreliable,</text:span><text:span text:style-name="T123"> </text:span><text:span text:style-name="T122">or unfamiliar </text:span><text:span text:style-name="T134">mechanism or </text:span><text:span text:style-name="T110">artifact </text:span><text:span text:style-name="T130">to</text:span><text:span text:style-name="T110"> do </text:span><text:span text:style-name="T128">something useful</text:span><text:span text:style-name="T110">, </text:span><text:span text:style-name="T128">so you </text:span><text:span text:style-name="T131">roll up your sleeves </text:span><text:span text:style-name="T133">and</text:span><text:span text:style-name="T131"> </text:span><text:span text:style-name="T128">get to </text:span><text:span text:style-name="T129">work</text:span><text:span text:style-name="T132">.</text:span></text:p>
      <text:p text:style-name="P102"/>
      <text:p text:style-name="P42"><text:span text:style-name="T95">Go apeshit</text:span> ►<text:span text:style-name="T4"> </text:span><text:span text:style-name="T46">You want </text:span><text:span text:style-name="T47">some </text:span><text:span text:style-name="T46">inanimate </text:span><text:span text:style-name="T47">object to stop working or existing, so you disrupt, </text:span><text:span text:style-name="T59">ruin</text:span><text:span text:style-name="T47">, or destroy it.</text:span></text:p>
      <text:p text:style-name="P92"/>
      <text:p text:style-name="P46"><text:span text:style-name="T95">Medic!</text:span> ►<text:span text:style-name="T4"> </text:span><text:span text:style-name="T135">You want to stabilize </text:span><text:span text:style-name="T136">or improve </text:span><text:span text:style-name="T135">someone’s ⌞health⌝</text:span><text:span text:style-name="T49">, so you </text:span><text:span text:style-name="T44">attend</text:span><text:span text:style-name="T41"> </text:span><text:span text:style-name="T49">to their </text:span><text:span text:style-name="T4">injuries or illness.</text:span></text:p>
      <text:p text:style-name="P93"/>
      <text:p text:style-name="P43"><text:span text:style-name="T95">Scope </text:span><text:span text:style-name="T100">it out</text:span> ►<text:span text:style-name="T4"> </text:span><text:span text:style-name="T50">You want more </text:span><text:span text:style-name="T57">details and </text:span><text:span text:style-name="T50">information about your surroundings</text:span><text:span text:style-name="T55"> or their </text:span><text:span text:style-name="T56">contents and </text:span><text:span text:style-name="T55">inhabitants</text:span><text:span text:style-name="T50">, so y</text:span><text:span text:style-name="T41">ou survey, observe, </text:span><text:span text:style-name="T45">and intuit</text:span><text:span text:style-name="T7">.</text:span></text:p>
      <text:p text:style-name="P94"/>
      <text:p text:style-name="P47"><text:span text:style-name="T95">Connect the dots</text:span> ►<text:span text:style-name="T4"> </text:span><text:span text:style-name="T51">You want </text:span><text:span text:style-name="T53">to extract </text:span><text:span text:style-name="T54">useful</text:span><text:span text:style-name="T53"> information from </text:span><text:span text:style-name="T54">clues, </text:span><text:span text:style-name="T53">data, </text:span><text:span text:style-name="T54">or details</text:span><text:span text:style-name="T53"> you’ve got, </text:span><text:span text:style-name="T58">so you apply and collate </text:span><text:span text:style-name="T60">what you know</text:span><text:span text:style-name="T58">.</text:span></text:p>
      <text:p text:style-name="P95"/>
      <text:p text:style-name="P45"><text:span text:style-name="T101">Schmooze ‘em</text:span><text:span text:style-name="T406"> ►</text:span><text:span text:style-name="T5"> </text:span><text:span text:style-name="T51">You want to</text:span><text:span text:style-name="T42"> build</text:span><text:span text:style-name="T5"> rapport, trust, </text:span><text:span text:style-name="T62">or </text:span><text:span text:style-name="T63">graces</text:span><text:span text:style-name="T5"> with someone, </text:span><text:span text:style-name="T51">so you do something you think they’ll like or respect.</text:span></text:p>
      <text:p text:style-name="P96"/>
      <text:p text:style-name="P63"><text:span text:style-name="T95">Fool ‘em</text:span> ►<text:span text:style-name="T4"> </text:span><text:span text:style-name="T52">You want to control what someone believes, so y</text:span><text:span text:style-name="T43">ou deceive or misdirect</text:span><text:span text:style-name="T4"> </text:span><text:span text:style-name="T52">them</text:span><text:span text:style-name="T4">.</text:span></text:p>
      <text:p text:style-name="P104"/>
      <text:p text:style-name="P65"><text:span text:style-name="T395">Go dark</text:span><text:span text:style-name="T381"> ►</text:span><text:span text:style-name="T180"> </text:span><text:span text:style-name="T192">You want to avoid the consequences of discovery or detection, </text:span><text:span text:style-name="T193">so you take precautions or </text:span><text:span text:style-name="T194">special </text:span><text:span text:style-name="T193">care.</text:span></text:p>
      <text:h text:style-name="Heading_20_2" text:outline-level="2"><text:soft-page-break/><text:span text:style-name="T450">§ Common </text:span>Moves</text:h>
      <text:p text:style-name="P18"><text:span text:style-name="T95">Resist consequences</text:span> ►<text:span text:style-name="T4"> </text:span><text:span text:style-name="T65">If y</text:span><text:span text:style-name="T303">ou don’t like the consequences or complications the GM </text:span><text:span text:style-name="T304">describes</text:span><text:span text:style-name="T303"> </text:span><text:span text:style-name="T305">when you </text:span><text:span text:style-name="T352">🡖🡓</text:span><text:span text:style-name="T240"> </text:span><text:span text:style-name="T306">on a </text:span><text:span text:style-name="T300">⌞</text:span><text:span text:style-name="T306">story move⌝,</text:span><text:span text:style-name="T240"> </text:span><text:span text:style-name="T246">speak up and </text:span><text:span text:style-name="T353">s</text:span><text:span text:style-name="T354">pend 1 Resist</text:span><text:span text:style-name="T307"> to </text:span><text:span text:style-name="T308">insist they invent something less drastic </text:span><text:span text:style-name="T309">instead. </text:span><text:span text:style-name="T310">This isn’t the same as </text:span><text:span text:style-name="T300">⌞</text:span><text:span text:style-name="T394">dispute fiction⌝</text:span><text:span text:style-name="T310">; resist consequences whenever you think it’s </text:span><text:span text:style-name="T311">advantageous</text:span><text:span text:style-name="T310"> </text:span><text:span text:style-name="T312">in-game.</text:span></text:p>
      <text:p text:style-name="P81"/>
      <text:p text:style-name="P19"><text:span text:style-name="T96">Buy </text:span><text:span text:style-name="T95">Resist</text:span> ►<text:span text:style-name="T4"> </text:span><text:span text:style-name="T74">Any time you make a </text:span><text:span text:style-name="T300">⌞</text:span><text:span text:style-name="T137">story move⌝ and</text:span><text:span text:style-name="T74"> </text:span><text:span text:style-name="T236">🡕</text:span><text:span text:style-name="T352">🡒</text:span><text:span text:style-name="T240">, </text:span><text:span text:style-name="T313">you </text:span><text:span text:style-name="T314">can </text:span><text:span text:style-name="T313">announce that you wish to convert it to </text:span><text:span text:style-name="T352">🡖</text:span><text:span text:style-name="T240"> </text:span><text:span text:style-name="T313">and restore 1 Resist. </text:span><text:span text:style-name="T337">The GM has veto, but you </text:span><text:span text:style-name="T338">should suggest the</text:span><text:span text:style-name="T337"> complication or cost.</text:span></text:p>
      <text:p text:style-name="P82"/>
      <text:p text:style-name="P67"><text:span text:style-name="T398">Lead the group</text:span><text:span text:style-name="T408"> ► </text:span><text:span text:style-name="T156">Spend 1 Resist. </text:span><text:span text:style-name="T425">Y</text:span><text:span text:style-name="T424">ou lead </text:span><text:span text:style-name="T426">others </text:span><text:span text:style-name="T424">in a </text:span><text:span text:style-name="T357">⌞</text:span><text:span text:style-name="T156">story move⌝ </text:span><text:span text:style-name="T158">where you’ll succeed or fail as a group</text:span><text:span text:style-name="T156">. </text:span><text:span text:style-name="T157">You r</text:span><text:span text:style-name="T156">oll the move as normal</text:span><text:span text:style-name="T171"> </text:span><text:span text:style-name="T157">and everyone canonically shares your result</text:span><text:span text:style-name="T156">. </text:span><text:span text:style-name="T162">Before you continue the story, use your result from the story move below:</text:span></text:p>
      <text:p text:style-name="P39"/>
      <text:p text:style-name="P66"><text:span text:style-name="T379">🡕</text:span><text:span text:style-name="T358"> You restore 1 Resist </text:span><text:span text:style-name="T359">and continue the story.</text:span></text:p>
      <text:p text:style-name="P121"><text:span text:style-name="T379">🡒🡖</text:span><text:span text:style-name="T360"> </text:span><text:span text:style-name="T361">E</text:span><text:span text:style-name="T362">veryone else rolls the same story move. </text:span><text:span text:style-name="T363">T</text:span><text:span text:style-name="T362">hey are free to describe </text:span><text:span text:style-name="T363">their actions </text:span><text:span text:style-name="T362">individually, </text:span><text:span text:style-name="T364">along with </text:span><text:span text:style-name="T362">what </text:span><text:span text:style-name="T365">aptitudes</text:span><text:span text:style-name="T362"> they’re </text:span><text:span text:style-name="T365">exercising</text:span><text:span text:style-name="T362">. </text:span><text:span text:style-name="T366">Their results don’t change the </text:span><text:span text:style-name="T367">story</text:span><text:span text:style-name="T366">, but i</text:span><text:span text:style-name="T362">f everyone </text:span><text:span text:style-name="T379">🡕🡒🡖</text:span><text:span text:style-name="T451">,</text:span><text:span text:style-name="T368"> </text:span><text:span text:style-name="T362">you </text:span><text:span text:style-name="T369">restore</text:span><text:span text:style-name="T362"> 1 Resist </text:span><text:span text:style-name="T377">before continuing </text:span><text:span text:style-name="T378">the story.</text:span></text:p>
      <text:p text:style-name="P58"/>
      <text:p text:style-name="P55">Grit your teeth<text:span text:style-name="T109"> </text:span><text:span text:style-name="T163">► </text:span><text:span text:style-name="T155">In order to resist or overcome some overwhelming feeling or compulsion, you summon all of your willpower and determination.</text:span></text:p>
      <text:p text:style-name="P97"/>
      <text:p text:style-name="P100"><text:span text:style-name="T168">When you make this move, decide with the GM on </text:span><text:span text:style-name="T169">how much the feeling or compulsion resonates with your Concept and Drives</text:span><text:span text:style-name="T166">:</text:span></text:p>
      <text:list xml:id="list4159182860" text:style-name="L1">
        <text:list-item>
          <text:p text:style-name="P120"><text:span text:style-name="T172">⊞⌊−</text:span><text:span text:style-name="T174">1⌋ </text:span><text:span text:style-name="T170">if it reinforces your concept.</text:span></text:p>
        </text:list-item>
        <text:list-item>
          <text:p text:style-name="P108"><text:span text:style-name="T172">⊞⌊</text:span><text:span text:style-name="T175">+0⌋</text:span><text:span text:style-name="T170"> if it has nothing to do with your concept.</text:span></text:p>
        </text:list-item>
        <text:list-item>
          <text:p text:style-name="P108"><text:span text:style-name="T172">⊞⌊</text:span><text:span text:style-name="T175">+1⌋</text:span><text:span text:style-name="T170"> if it opposes your concept.</text:span></text:p>
        </text:list-item>
      </text:list>
      <text:p text:style-name="P98"/>
      <text:p text:style-name="P122"><text:span text:style-name="T212">🡕</text:span><text:span text:style-name="T180"> </text:span><text:span text:style-name="T206">You resist or overcome the feeling/compulsion, and you get 1XP.</text:span></text:p>
      <text:p text:style-name="P125"><text:span text:style-name="T391">🡒</text:span><text:span text:style-name="T205"> </text:span><text:span text:style-name="T207">You resist or overcome the feeling/compulsion.</text:span></text:p>
      <text:p text:style-name="P122"><text:span text:style-name="T212">🡖</text:span><text:span text:style-name="T180"> </text:span><text:span text:style-name="T208">You suppress the feeling/compulsion, but it’s still there. </text:span><text:span text:style-name="T209">Choose a related</text:span><text:span text:style-name="T208"> ⌞status⌝ </text:span><text:span text:style-name="T209">to keep </text:span><text:span text:style-name="T208">for the rest of the scene.</text:span></text:p>
      <text:p text:style-name="P124"><text:span text:style-name="T173">🡓</text:span><text:span text:style-name="T164"> </text:span><text:span text:style-name="T165">You </text:span><text:span text:style-name="T167">spend 1 Resist </text:span><text:span text:style-name="T176">or</text:span><text:span text:style-name="T165"> succumb to the feeling/compulsion.</text:span></text:p>
      <text:p text:style-name="P59"><text:span text:style-name="T95">Take harm</text:span> ► <text:span text:style-name="T75">You take </text:span><text:span text:style-name="T300">⌞</text:span><text:span text:style-name="T138">harm</text:span><text:span text:style-name="T315">⌝</text:span><text:span text:style-name="T75"> when you’re injured or hurt in some way (or if a move says so). </text:span><text:span text:style-name="T316">Unless a move says specifically how much harm </text:span><text:span text:style-name="T317">you take</text:span><text:span text:style-name="T316">, </text:span><text:span text:style-name="T318">use the </text:span><text:span text:style-name="T319">harm scale </text:span><text:span text:style-name="T315">in the Meta playbook.</text:span></text:p>
      <text:p text:style-name="P37"/>
      <text:p text:style-name="P20"><text:span text:style-name="T315">W</text:span><text:span text:style-name="T239">hen you take harm, </text:span><text:span text:style-name="T320">take these steps:</text:span></text:p>
      <text:p text:style-name="P38"/>
      <text:list xml:id="list3082439923" text:style-name="L2">
        <text:list-item>
          <text:p text:style-name="P106"><text:span text:style-name="T239">Make any moves you </text:span><text:span text:style-name="T380">can</text:span><text:span text:style-name="T239"> make.</text:span></text:p>
        </text:list-item>
        <text:list-item>
          <text:p text:style-name="P109"><text:span text:style-name="T239">Make any moves you </text:span><text:span text:style-name="T380">must</text:span><text:span text:style-name="T239"> make.</text:span></text:p>
        </text:list-item>
        <text:list-item>
          <text:p text:style-name="P114"><text:span text:style-name="T320">Decide </text:span><text:span text:style-name="T321">if you have ⌞armor⌝ that </text:span><text:span text:style-name="T322">applies</text:span><text:span text:style-name="T321">.</text:span></text:p>
        </text:list-item>
        <text:list-item>
          <text:p text:style-name="P110"><text:span text:style-name="T323">If </text:span><text:span text:style-name="T324">now</text:span><text:span text:style-name="T325"> ⌊harm</text:span><text:span text:style-name="T326"> </text:span><text:span text:style-name="T323">≤ 0⌋, </text:span><text:span text:style-name="T327">this move is over. </text:span><text:span text:style-name="T328">Otherwise continue.</text:span></text:p>
        </text:list-item>
        <text:list-item>
          <text:p text:style-name="P111"><text:span text:style-name="T327">T</text:span><text:span text:style-name="T239">ell the GM how much harm you’re taking. They’ll roll </text:span><text:span text:style-name="T329">some dice </text:span><text:span text:style-name="T239">and </text:span><text:span text:style-name="T330">say </text:span><text:span text:style-name="T239">if </text:span><text:span text:style-name="T331">anything changes.</text:span></text:p>
        </text:list-item>
        <text:list-item>
          <text:p text:style-name="P115">Write down any status you may have gotten.</text:p>
        </text:list-item>
        <text:list-item>
          <text:p text:style-name="P115">Lose 1 health for each harm.</text:p>
        </text:list-item>
        <text:list-item>
          <text:p text:style-name="P112"><text:span text:style-name="T239">If you have 0 health, ⌞</text:span><text:span text:style-name="T392">you die⌝</text:span><text:span text:style-name="T239"> </text:span><text:span text:style-name="T332">and this </text:span><text:span text:style-name="T333">move is over.</text:span></text:p>
        </text:list-item>
        <text:list-item>
          <text:p text:style-name="P113"><text:span text:style-name="T239">Make any moves you </text:span><text:span text:style-name="T380">must</text:span><text:span text:style-name="T239"> make when you lose health (vs take harm).</text:span></text:p>
          <text:p text:style-name="P103"/>
        </text:list-item>
      </text:list>
      <text:p text:style-name="P52"><text:span text:style-name="T355">A</text:span><text:span text:style-name="T340">rmor ►</text:span><text:span text:style-name="T239"> Armor is </text:span><text:span text:style-name="T334">worn</text:span><text:span text:style-name="T239"> to protect you from </text:span><text:span text:style-name="T300">⌞</text:span><text:span text:style-name="T239">harm⌝. </text:span><text:span text:style-name="T334">Armor has a rating in the range 1-3. </text:span><text:span text:style-name="T335">If it would make sense for your armor to protect you from the kind of harm you’re taking, reduce the harm by the armor’s rating.</text:span></text:p>
      <text:p text:style-name="P40"/>
      <text:p text:style-name="P21"><text:span text:style-name="T370">When determining the rating of armor, look at the </text:span><text:span text:style-name="T371">harm </text:span><text:span text:style-name="T370">scale and decide what </text:span><text:span text:style-name="T372">severity</text:span><text:span text:style-name="T373"> </text:span><text:span text:style-name="T370">of injury the armor would protect you from.</text:span></text:p>
      <text:p text:style-name="P83"/>
      <text:p text:style-name="P22"><text:span text:style-name="T95">You die</text:span> ► <text:span text:style-name="T4">You’ve lost your last </text:span><text:span text:style-name="T300">⌞</text:span><text:span text:style-name="T4">health⌝ or a move says </text:span><text:span text:style-name="T119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34"/>
      <text:p text:style-name="P23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357">⌞</text:span><text:span text:style-name="T4">status⌝ of the GM’s choice. </text:span><text:span text:style-name="T16">Explain </text:span><text:span text:style-name="T91">to the group </text:span><text:span text:style-name="T16">what happened.</text:span></text:p>
      <text:p text:style-name="P69"/>
      <text:p text:style-name="P24"/>
      <text:p text:style-name="P60"><text:span text:style-name="T102">Recuperate health</text:span><text:span text:style-name="T97"> ►</text:span><text:span text:style-name="T141"> </text:span><text:span text:style-name="T142">If you don’t have access to accelerated healing, you can heal naturally by resting and recuperating. It takes 1 month of limited exertion to heal 1 health. </text:span><text:span text:style-name="T145">Any time</text:span><text:span text:style-name="T142"> you engage in </text:span><text:span text:style-name="T146">an</text:span><text:span text:style-name="T142"> activity that would strain or exert the injured part of your body, </text:span><text:span text:style-name="T143">you </text:span><text:span text:style-name="T144">make no </text:span><text:span text:style-name="T143">progress </text:span><text:span text:style-name="T144">healing </text:span><text:span text:style-name="T143">that week</text:span><text:span text:style-name="T142">. If you </text:span><text:span text:style-name="T153">lose health again </text:span><text:span text:style-name="T154">while healing</text:span><text:span text:style-name="T153">, </text:span><text:span text:style-name="T142">start over.</text:span></text:p>
      <text:p text:style-name="P99"/>
      <text:p text:style-name="P26"><text:span text:style-name="T97">Earn </text:span><text:span text:style-name="T95">XP</text:span> ►<text:span text:style-name="T4"> </text:span><text:span text:style-name="T26">When you finish a play session</text:span><text:span text:style-name="T409">, </text:span><text:span text:style-name="T410">it’s time to </text:span><text:span text:style-name="T418">decide</text:span><text:span text:style-name="T410"> what ⌞XP⌝ you’ve earned</text:span><text:span text:style-name="T416">. </text:span><text:span text:style-name="T410">Talk as a group about this: maybe they remember something you forgot. </text:span><text:span text:style-name="T411">Ultimately, though, it’s up to you.</text:span></text:p>
      <text:p text:style-name="P53"/>
      <text:p text:style-name="P27"><text:span text:style-name="T411">Y</text:span><text:span text:style-name="T408">ou get 1 XP for each item </text:span><text:span text:style-name="T421">below that</text:span><text:span text:style-name="T408"> you </text:span><text:span text:style-name="T417">(not the GM) </text:span><text:span text:style-name="T408">think is true for this play session. </text:span><text:span text:style-name="T422">Y</text:span><text:span text:style-name="T421">ou can only take </text:span><text:span text:style-name="T422">each item </text:span><text:span text:style-name="T421">once, even if you did the thing multiple times in the session.</text:span></text:p>
      <text:p text:style-name="P54"/>
      <text:list xml:id="list4051876839" text:style-name="L3">
        <text:list-item>
          <text:p text:style-name="P107"><text:span text:style-name="T427">A</text:span><text:span text:style-name="T408">t no point did </text:span><text:span text:style-name="T94">⌞you die⌝</text:span><text:span text:style-name="T155">.</text:span></text:p>
        </text:list-item>
        <text:list-item>
          <text:p text:style-name="P116"><text:span text:style-name="T427">Y</text:span><text:span text:style-name="T408">ou made a particularly badass </text:span><text:span text:style-name="T430">or clutch</text:span><text:span text:style-name="T408"> </text:span><text:span text:style-name="T155">⌞</text:span><text:span text:style-name="T160">story move⌝</text:span><text:span text:style-name="T408"> that </text:span><text:span text:style-name="T415">reinforced your</text:span><text:span text:style-name="T412"> Concept.</text:span></text:p>
        </text:list-item>
        <text:list-item>
          <text:p text:style-name="P117"><text:span text:style-name="T427">Y</text:span><text:span text:style-name="T408">ou </text:span><text:span text:style-name="T414">suffered</text:span><text:span text:style-name="T408"> a particularly painful (or hilarious) blunder </text:span><text:span text:style-name="T419">as a result of</text:span><text:span text:style-name="T408"> </text:span><text:span text:style-name="T413">playing to your Concept—</text:span><text:span text:style-name="T428">this </text:span><text:span text:style-name="T177">doesn’t</text:span><text:span text:style-name="T428"> have to be a </text:span><text:span text:style-name="T446">bad</text:span><text:span text:style-name="T429"> roll.</text:span></text:p>
        </text:list-item>
        <text:list-item>
          <text:p text:style-name="P118"><text:span text:style-name="T427">Y</text:span><text:span text:style-name="T408">ou </text:span><text:span text:style-name="T420">made </text:span><text:span text:style-name="T437">a </text:span><text:span text:style-name="T161">⌞</text:span><text:span text:style-name="T159">story move⌝ </text:span><text:span text:style-name="T420">to pursue</text:span><text:span text:style-name="T408"> </text:span><text:span text:style-name="T423">a </text:span><text:span text:style-name="T408">Drive.</text:span></text:p>
        </text:list-item>
        <text:list-item>
          <text:p text:style-name="P119"><text:span text:style-name="T408">You offer the GM </text:span><text:span text:style-name="T433">honest-</text:span><text:span text:style-name="T432">but-</text:span><text:span text:style-name="T434">g</text:span><text:span text:style-name="T408">entle constructive </text:span><text:span text:style-name="T436">feedback </text:span><text:span text:style-name="T408">when the</text:span><text:span text:style-name="T431">y do </text:span><text:span text:style-name="T435">GM </text:span><text:span text:style-name="T408">XP.</text:span></text:p>
          <text:p text:style-name="P105"/>
        </text:list-item>
      </text:list>
      <text:p text:style-name="P25"><text:span text:style-name="T97">Level up</text:span><text:span text:style-name="T447"> ►</text:span><text:span text:style-name="T39"> </text:span><text:span text:style-name="T61">When you fill your last XP, </text:span><text:span text:style-name="T76">you can </text:span><text:span text:style-name="T61">spend all your XP to</text:span><text:span text:style-name="T40"> </text:span><text:span text:style-name="T61">f</text:span><text:span text:style-name="T195">ill </text:span><text:span text:style-name="T196">a </text:span><text:span text:style-name="T181">○ </text:span><text:span text:style-name="T197">in your playbook—</text:span><text:span text:style-name="T198">y</text:span><text:span text:style-name="T199">ou must fulfill all other criteria to buy the item.</text:span><text:span text:style-name="T336"> </text:span><text:span text:style-name="T351">🗣 </text:span><text:span text:style-name="T399">Instead</text:span><text:span text:style-name="T200"> of </text:span><text:span text:style-name="T201">buy</text:span><text:span text:style-name="T202">ing </text:span><text:span text:style-name="T203">a </text:span><text:span text:style-name="T181">○</text:span><text:span text:style-name="T200">, </text:span><text:span text:style-name="T204">the GM </text:span><text:span text:style-name="T400">might let you buy </text:span><text:span text:style-name="T401">or remove a permanent </text:span><text:span text:style-name="T357">⌞</text:span><text:span text:style-name="T401">status⌝</text:span><text:span text:style-name="T402">. </text:span><text:span text:style-name="T403">You </text:span><text:span text:style-name="T404">probably </text:span><text:span text:style-name="T403">can’t </text:span><text:span text:style-name="T404">buy a </text:span><text:span text:style-name="T374">△, </text:span><text:span text:style-name="T375">but you could ask </text:span><text:span text:style-name="T376">anyway.</text:span></text:p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3db55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" fo:font-family="'DejaVu Sans'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14T10:56:43.687354021</dc:date>
    <meta:editing-duration>P25DT12H59M4S</meta:editing-duration>
    <meta:editing-cycles>3598</meta:editing-cycles>
    <meta:generator>LibreOffice/6.0.7.3$Linux_X86_64 LibreOffice_project/00m0$Build-3</meta:generator>
    <meta:print-date>2021-12-08T21:29:11.705578043</meta:print-date>
    <meta:document-statistic meta:table-count="0" meta:image-count="0" meta:object-count="0" meta:page-count="2" meta:paragraph-count="96" meta:word-count="1625" meta:character-count="8709" meta:non-whitespace-character-count="7190"/>
  </office:meta>
</office:document-meta>
</file>